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2" svg:font-family="'Courier New'" style:font-family-generic="modern" style:font-pitch="fixed"/>
    <style:font-face style:name="Courier New1" svg:font-family="'Courier New'" style:font-adornments="Bold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rial_5f_Init" style:display-name="Serial_Init" style:family="table">
      <style:table-properties style:width="6.925in" table:align="margins"/>
    </style:style>
    <style:style style:name="Serial_5f_Init.A" style:display-name="Serial_Init.A" style:family="table-column">
      <style:table-column-properties style:column-width="1.7313in" style:rel-column-width="16383*"/>
    </style:style>
    <style:style style:name="Serial_5f_Init.C" style:display-name="Serial_Init.C" style:family="table-column">
      <style:table-column-properties style:column-width="2.6042in" style:rel-column-width="24644*"/>
    </style:style>
    <style:style style:name="Serial_5f_Init.D" style:display-name="Serial_Init.D" style:family="table-column">
      <style:table-column-properties style:column-width="0.8583in" style:rel-column-width="8125*"/>
    </style:style>
    <style:style style:name="Serial_5f_Init.A1" style:display-name="Serial_Init.A1" style:family="table-cell">
      <style:table-cell-properties fo:padding="0.0382in" fo:border-left="0.0069in solid #000000" fo:border-right="none" fo:border-top="0.0069in solid #000000" fo:border-bottom="none"/>
    </style:style>
    <style:style style:name="Serial_5f_Init.B1" style:display-name="Serial_Init.B1" style:family="table-cell">
      <style:table-cell-properties fo:padding="0.0382in" fo:border-left="none" fo:border-right="0.0069in solid #000000" fo:border-top="0.0069in solid #000000" fo:border-bottom="none"/>
    </style:style>
    <style:style style:name="Serial_5f_Init.A2" style:display-name="Serial_Init.A2" style:family="table-cell">
      <style:table-cell-properties fo:padding="0.0382in" fo:border-left="0.0069in solid #000000" fo:border-right="none" fo:border-top="none" fo:border-bottom="0.0069in solid #000000"/>
    </style:style>
    <style:style style:name="Serial_5f_Init.B2" style:display-name="Serial_Init.B2" style:family="table-cell">
      <style:table-cell-properties fo:padding="0.0382in" fo:border-left="none" fo:border-right="none" fo:border-top="none" fo:border-bottom="0.0069in solid #000000"/>
    </style:style>
    <style:style style:name="Serial_5f_Init.D2" style:display-name="Serial_Init.D2" style:family="table-cell">
      <style:table-cell-properties fo:padding="0.0382in" fo:border-left="none" fo:border-right="0.0069in solid #000000" fo:border-top="none" fo:border-bottom="0.0069in solid #000000"/>
    </style:style>
    <style:style style:name="Serial_5f_setbaudrate" style:display-name="Serial_setbaudrate" style:family="table">
      <style:table-properties style:width="6.925in" table:align="margins" style:may-break-between-rows="false"/>
    </style:style>
    <style:style style:name="Serial_5f_setbaudrate.A" style:display-name="Serial_setbaudrate.A" style:family="table-column">
      <style:table-column-properties style:column-width="1.7313in" style:rel-column-width="16383*"/>
    </style:style>
    <style:style style:name="Serial_5f_setbaudrate.C" style:display-name="Serial_setbaudrate.C" style:family="table-column">
      <style:table-column-properties style:column-width="2.6042in" style:rel-column-width="24644*"/>
    </style:style>
    <style:style style:name="Serial_5f_setbaudrate.D" style:display-name="Serial_setbaudrate.D" style:family="table-column">
      <style:table-column-properties style:column-width="0.8583in" style:rel-column-width="8125*"/>
    </style:style>
    <style:style style:name="Serial_5f_setbaudrate.A1" style:display-name="Serial_setbaudrate.A1" style:family="table-cell">
      <style:table-cell-properties fo:padding="0.0382in" fo:border-left="0.0069in solid #000000" fo:border-right="none" fo:border-top="0.0069in solid #000000" fo:border-bottom="none"/>
    </style:style>
    <style:style style:name="Serial_5f_setbaudrate.B1" style:display-name="Serial_setbaudrate.B1" style:family="table-cell">
      <style:table-cell-properties fo:padding="0.0382in" fo:border-left="none" fo:border-right="0.0069in solid #000000" fo:border-top="0.0069in solid #000000" fo:border-bottom="none"/>
    </style:style>
    <style:style style:name="Serial_5f_setbaudrate.A2" style:display-name="Serial_setbaudrate.A2" style:family="table-cell">
      <style:table-cell-properties fo:padding="0.0382in" fo:border-left="0.0069in solid #000000" fo:border-right="none" fo:border-top="none" fo:border-bottom="none"/>
    </style:style>
    <style:style style:name="Serial_5f_setbaudrate.B2" style:display-name="Serial_setbaudrate.B2" style:family="table-cell">
      <style:table-cell-properties fo:padding="0.0382in" fo:border="none"/>
    </style:style>
    <style:style style:name="Serial_5f_setbaudrate.D2" style:display-name="Serial_setbaudrate.D2" style:family="table-cell">
      <style:table-cell-properties fo:padding="0.0382in" fo:border-left="none" fo:border-right="0.0069in solid #000000" fo:border-top="none" fo:border-bottom="none"/>
    </style:style>
    <style:style style:name="Serial_5f_setbaudrate.A4" style:display-name="Serial_setbaudrate.A4" style:family="table-cell">
      <style:table-cell-properties fo:padding="0.0382in" fo:border-left="0.0069in solid #000000" fo:border-right="none" fo:border-top="none" fo:border-bottom="0.0069in solid #000000"/>
    </style:style>
    <style:style style:name="Serial_5f_setbaudrate.B4" style:display-name="Serial_setbaudrate.B4" style:family="table-cell">
      <style:table-cell-properties fo:padding="0.0382in" fo:border-left="none" fo:border-right="none" fo:border-top="none" fo:border-bottom="0.0069in solid #000000"/>
    </style:style>
    <style:style style:name="Serial_5f_setbaudrate.D4" style:display-name="Serial_setbaudrate.D4" style:family="table-cell">
      <style:table-cell-properties fo:padding="0.0382in" fo:border-left="none" fo:border-right="0.0069in solid #000000" fo:border-top="none" fo:border-bottom="0.0069in solid #000000"/>
    </style:style>
    <style:style style:name="Table1" style:family="table">
      <style:table-properties style:width="1.5833in" table:align="left" fo:keep-with-next="always"/>
    </style:style>
    <style:style style:name="Table1.A" style:family="table-column">
      <style:table-column-properties style:column-width="1.5833in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erial_5f_rxbyte" style:display-name="Serial_rxbyte" style:family="table">
      <style:table-properties style:width="6.925in" table:align="margins" fo:keep-with-next="always" style:may-break-between-rows="false"/>
    </style:style>
    <style:style style:name="Serial_5f_rxbyte.A" style:display-name="Serial_rxbyte.A" style:family="table-column">
      <style:table-column-properties style:column-width="1.7313in" style:rel-column-width="16383*"/>
    </style:style>
    <style:style style:name="Serial_5f_rxbyte.C" style:display-name="Serial_rxbyte.C" style:family="table-column">
      <style:table-column-properties style:column-width="2.9208in" style:rel-column-width="27641*"/>
    </style:style>
    <style:style style:name="Serial_5f_rxbyte.D" style:display-name="Serial_rxbyte.D" style:family="table-column">
      <style:table-column-properties style:column-width="0.5417in" style:rel-column-width="5128*"/>
    </style:style>
    <style:style style:name="Serial_5f_rxbyte.A1" style:display-name="Serial_rxbyte.A1" style:family="table-cell">
      <style:table-cell-properties fo:padding="0.0382in" fo:border-left="0.0069in solid #000000" fo:border-right="none" fo:border-top="0.0069in solid #000000" fo:border-bottom="none"/>
    </style:style>
    <style:style style:name="Serial_5f_rxbyte.B1" style:display-name="Serial_rxbyte.B1" style:family="table-cell">
      <style:table-cell-properties fo:padding="0.0382in" fo:border-left="none" fo:border-right="0.0069in solid #000000" fo:border-top="0.0069in solid #000000" fo:border-bottom="none"/>
    </style:style>
    <style:style style:name="Serial_5f_rxbyte.A2" style:display-name="Serial_rxbyte.A2" style:family="table-cell">
      <style:table-cell-properties fo:padding="0.0382in" fo:border-left="0.0069in solid #000000" fo:border-right="none" fo:border-top="none" fo:border-bottom="none"/>
    </style:style>
    <style:style style:name="Serial_5f_rxbyte.B2" style:display-name="Serial_rxbyte.B2" style:family="table-cell">
      <style:table-cell-properties fo:padding="0.0382in" fo:border="none"/>
    </style:style>
    <style:style style:name="Serial_5f_rxbyte.D2" style:display-name="Serial_rxbyte.D2" style:family="table-cell">
      <style:table-cell-properties fo:padding="0.0382in" fo:border-left="none" fo:border-right="0.0069in solid #000000" fo:border-top="none" fo:border-bottom="none"/>
    </style:style>
    <style:style style:name="Serial_5f_rxbyte.A4" style:display-name="Serial_rxbyte.A4" style:family="table-cell">
      <style:table-cell-properties fo:padding="0.0382in" fo:border-left="0.0069in solid #000000" fo:border-right="none" fo:border-top="none" fo:border-bottom="0.0069in solid #000000"/>
    </style:style>
    <style:style style:name="Serial_5f_rxbyte.B4" style:display-name="Serial_rxbyte.B4" style:family="table-cell">
      <style:table-cell-properties fo:padding="0.0382in" fo:border-left="none" fo:border-right="none" fo:border-top="none" fo:border-bottom="0.0069in solid #000000"/>
    </style:style>
    <style:style style:name="Serial_5f_rxbyte.D4" style:display-name="Serial_rxbyte.D4" style:family="table-cell">
      <style:table-cell-properties fo:padding="0.0382in" fo:border-left="none" fo:border-right="0.0069in solid #000000" fo:border-top="none" fo:border-bottom="0.0069in solid #000000"/>
    </style:style>
    <style:style style:name="Serial_5f_txbyte" style:display-name="Serial_txbyte" style:family="table">
      <style:table-properties style:width="6.925in" table:align="margins" style:may-break-between-rows="false"/>
    </style:style>
    <style:style style:name="Serial_5f_txbyte.A" style:display-name="Serial_txbyte.A" style:family="table-column">
      <style:table-column-properties style:column-width="1.7313in" style:rel-column-width="16383*"/>
    </style:style>
    <style:style style:name="Serial_5f_txbyte.C" style:display-name="Serial_txbyte.C" style:family="table-column">
      <style:table-column-properties style:column-width="2.9208in" style:rel-column-width="27641*"/>
    </style:style>
    <style:style style:name="Serial_5f_txbyte.D" style:display-name="Serial_txbyte.D" style:family="table-column">
      <style:table-column-properties style:column-width="0.5417in" style:rel-column-width="5128*"/>
    </style:style>
    <style:style style:name="Serial_5f_txbyte.A1" style:display-name="Serial_txbyte.A1" style:family="table-cell">
      <style:table-cell-properties fo:padding="0.0382in" fo:border-left="0.0069in solid #000000" fo:border-right="none" fo:border-top="0.0069in solid #000000" fo:border-bottom="none"/>
    </style:style>
    <style:style style:name="Serial_5f_txbyte.B1" style:display-name="Serial_txbyte.B1" style:family="table-cell">
      <style:table-cell-properties fo:padding="0.0382in" fo:border-left="none" fo:border-right="0.0069in solid #000000" fo:border-top="0.0069in solid #000000" fo:border-bottom="none"/>
    </style:style>
    <style:style style:name="Serial_5f_txbyte.A2" style:display-name="Serial_txbyte.A2" style:family="table-cell">
      <style:table-cell-properties fo:padding="0.0382in" fo:border-left="0.0069in solid #000000" fo:border-right="none" fo:border-top="none" fo:border-bottom="none"/>
    </style:style>
    <style:style style:name="Serial_5f_txbyte.B2" style:display-name="Serial_txbyte.B2" style:family="table-cell">
      <style:table-cell-properties fo:padding="0.0382in" fo:border="none"/>
    </style:style>
    <style:style style:name="Serial_5f_txbyte.D2" style:display-name="Serial_txbyte.D2" style:family="table-cell">
      <style:table-cell-properties fo:padding="0.0382in" fo:border-left="none" fo:border-right="0.0069in solid #000000" fo:border-top="none" fo:border-bottom="none"/>
    </style:style>
    <style:style style:name="Serial_5f_txbyte.A4" style:display-name="Serial_txbyte.A4" style:family="table-cell">
      <style:table-cell-properties fo:padding="0.0382in" fo:border-left="0.0069in solid #000000" fo:border-right="none" fo:border-top="none" fo:border-bottom="0.0069in solid #000000"/>
    </style:style>
    <style:style style:name="Serial_5f_txbyte.B4" style:display-name="Serial_txbyte.B4" style:family="table-cell">
      <style:table-cell-properties fo:padding="0.0382in" fo:border-left="none" fo:border-right="none" fo:border-top="none" fo:border-bottom="0.0069in solid #000000"/>
    </style:style>
    <style:style style:name="Serial_5f_txbyte.D4" style:display-name="Serial_txbyte.D4" style:family="table-cell">
      <style:table-cell-properties fo:padding="0.0382in" fo:border-left="none" fo:border-right="0.0069in solid #000000" fo:border-top="none" fo:border-bottom="0.0069in solid #000000"/>
    </style:style>
    <style:style style:name="I2CInit" style:family="table">
      <style:table-properties style:width="6.925in" table:align="margins" style:may-break-between-rows="false"/>
    </style:style>
    <style:style style:name="I2CInit.A" style:family="table-column">
      <style:table-column-properties style:column-width="1.7306in" style:rel-column-width="16377*"/>
    </style:style>
    <style:style style:name="I2CInit.B" style:family="table-column">
      <style:table-column-properties style:column-width="4.2944in" style:rel-column-width="40640*"/>
    </style:style>
    <style:style style:name="I2CInit.C" style:family="table-column">
      <style:table-column-properties style:column-width="0.041in" style:rel-column-width="387*"/>
    </style:style>
    <style:style style:name="I2CInit.D" style:family="table-column">
      <style:table-column-properties style:column-width="0.859in" style:rel-column-width="8131*"/>
    </style:style>
    <style:style style:name="I2CInit.1" style:family="table-row">
      <style:table-row-properties style:keep-together="false" fo:keep-together="always"/>
    </style:style>
    <style:style style:name="I2CInit.A1" style:family="table-cell">
      <style:table-cell-properties fo:padding="0.0382in" fo:border-left="0.0069in solid #000000" fo:border-right="none" fo:border-top="0.0069in solid #000000" fo:border-bottom="none"/>
    </style:style>
    <style:style style:name="I2CInit.B1" style:family="table-cell">
      <style:table-cell-properties fo:padding="0.0382in" fo:border-left="none" fo:border-right="0.0069in solid #000000" fo:border-top="0.0069in solid #000000" fo:border-bottom="none"/>
    </style:style>
    <style:style style:name="I2CInit.A2" style:family="table-cell">
      <style:table-cell-properties fo:padding="0.0382in" fo:border-left="0.0069in solid #000000" fo:border-right="none" fo:border-top="none" fo:border-bottom="0.0069in solid #000000"/>
    </style:style>
    <style:style style:name="I2CInit.B2" style:family="table-cell">
      <style:table-cell-properties fo:padding="0.0382in" fo:border-left="none" fo:border-right="none" fo:border-top="none" fo:border-bottom="0.0069in solid #000000"/>
    </style:style>
    <style:style style:name="I2CInit.D2" style:family="table-cell">
      <style:table-cell-properties fo:padding="0.0382in" fo:border-left="none" fo:border-right="0.0069in solid #000000" fo:border-top="none" fo:border-bottom="0.0069in solid #000000"/>
    </style:style>
    <style:style style:name="I2CSetBaudrate" style:family="table">
      <style:table-properties style:width="6.925in" table:align="margins" style:may-break-between-rows="false"/>
    </style:style>
    <style:style style:name="I2CSetBaudrate.A" style:family="table-column">
      <style:table-column-properties style:column-width="1.7313in" style:rel-column-width="16383*"/>
    </style:style>
    <style:style style:name="I2CSetBaudrate.C" style:family="table-column">
      <style:table-column-properties style:column-width="2.6042in" style:rel-column-width="24644*"/>
    </style:style>
    <style:style style:name="I2CSetBaudrate.D" style:family="table-column">
      <style:table-column-properties style:column-width="0.8583in" style:rel-column-width="8125*"/>
    </style:style>
    <style:style style:name="I2CSetBaudrate.1" style:family="table-row">
      <style:table-row-properties style:keep-together="false" fo:keep-together="always"/>
    </style:style>
    <style:style style:name="I2CSetBaudrate.A1" style:family="table-cell">
      <style:table-cell-properties fo:padding="0.0382in" fo:border-left="0.0069in solid #000000" fo:border-right="none" fo:border-top="0.0069in solid #000000" fo:border-bottom="none"/>
    </style:style>
    <style:style style:name="I2CSetBaudrate.B1" style:family="table-cell">
      <style:table-cell-properties fo:padding="0.0382in" fo:border-left="none" fo:border-right="0.0069in solid #000000" fo:border-top="0.0069in solid #000000" fo:border-bottom="none"/>
    </style:style>
    <style:style style:name="I2CSetBaudrate.A2" style:family="table-cell">
      <style:table-cell-properties fo:padding="0.0382in" fo:border-left="0.0069in solid #000000" fo:border-right="none" fo:border-top="none" fo:border-bottom="none"/>
    </style:style>
    <style:style style:name="I2CSetBaudrate.B2" style:family="table-cell">
      <style:table-cell-properties fo:padding="0.0382in" fo:border="none"/>
    </style:style>
    <style:style style:name="I2CSetBaudrate.D2" style:family="table-cell">
      <style:table-cell-properties fo:padding="0.0382in" fo:border-left="none" fo:border-right="0.0069in solid #000000" fo:border-top="none" fo:border-bottom="none"/>
    </style:style>
    <style:style style:name="I2CSetBaudrate.A3" style:family="table-cell">
      <style:table-cell-properties fo:padding="0.0382in" fo:border-left="0.0069in solid #000000" fo:border-right="none" fo:border-top="none" fo:border-bottom="0.0069in solid #000000"/>
    </style:style>
    <style:style style:name="I2CSetBaudrate.B3" style:family="table-cell">
      <style:table-cell-properties fo:padding="0.0382in" fo:border-left="none" fo:border-right="none" fo:border-top="none" fo:border-bottom="0.0069in solid #000000"/>
    </style:style>
    <style:style style:name="I2CSetBaudrate.D3" style:family="table-cell">
      <style:table-cell-properties fo:padding="0.0382in" fo:border-left="none" fo:border-right="0.0069in solid #000000" fo:border-top="none" fo:border-bottom="0.0069in solid #000000"/>
    </style:style>
    <style:style style:name="I2CSetDeviceAddress" style:family="table">
      <style:table-properties style:width="6.925in" table:align="margins" style:may-break-between-rows="false"/>
    </style:style>
    <style:style style:name="I2CSetDeviceAddress.A" style:family="table-column">
      <style:table-column-properties style:column-width="1.7313in" style:rel-column-width="16383*"/>
    </style:style>
    <style:style style:name="I2CSetDeviceAddress.C" style:family="table-column">
      <style:table-column-properties style:column-width="2.6042in" style:rel-column-width="24644*"/>
    </style:style>
    <style:style style:name="I2CSetDeviceAddress.D" style:family="table-column">
      <style:table-column-properties style:column-width="0.8583in" style:rel-column-width="8125*"/>
    </style:style>
    <style:style style:name="I2CSetDeviceAddress.1" style:family="table-row">
      <style:table-row-properties style:keep-together="false" fo:keep-together="always"/>
    </style:style>
    <style:style style:name="I2CSetDeviceAddress.A1" style:family="table-cell">
      <style:table-cell-properties fo:padding="0.0382in" fo:border-left="0.0069in solid #000000" fo:border-right="none" fo:border-top="0.0069in solid #000000" fo:border-bottom="none"/>
    </style:style>
    <style:style style:name="I2CSetDeviceAddress.B1" style:family="table-cell">
      <style:table-cell-properties fo:padding="0.0382in" fo:border-left="none" fo:border-right="0.0069in solid #000000" fo:border-top="0.0069in solid #000000" fo:border-bottom="none"/>
    </style:style>
    <style:style style:name="I2CSetDeviceAddress.A2" style:family="table-cell">
      <style:table-cell-properties fo:padding="0.0382in" fo:border-left="0.0069in solid #000000" fo:border-right="none" fo:border-top="none" fo:border-bottom="0.0069in solid #000000"/>
    </style:style>
    <style:style style:name="I2CSetDeviceAddress.B2" style:family="table-cell">
      <style:table-cell-properties fo:padding="0.0382in" fo:border-left="none" fo:border-right="none" fo:border-top="none" fo:border-bottom="0.0069in solid #000000"/>
    </style:style>
    <style:style style:name="I2CSetDeviceAddress.D2" style:family="table-cell">
      <style:table-cell-properties fo:padding="0.0382in" fo:border-left="none" fo:border-right="0.0069in solid #000000" fo:border-top="none" fo:border-bottom="0.0069in solid #000000"/>
    </style:style>
    <style:style style:name="I2CSend" style:family="table">
      <style:table-properties style:width="6.925in" table:align="margins" style:may-break-between-rows="false"/>
    </style:style>
    <style:style style:name="I2CSend.A" style:family="table-column">
      <style:table-column-properties style:column-width="1.7313in" style:rel-column-width="16383*"/>
    </style:style>
    <style:style style:name="I2CSend.C" style:family="table-column">
      <style:table-column-properties style:column-width="2.9208in" style:rel-column-width="27641*"/>
    </style:style>
    <style:style style:name="I2CSend.D" style:family="table-column">
      <style:table-column-properties style:column-width="0.5417in" style:rel-column-width="5128*"/>
    </style:style>
    <style:style style:name="I2CSend.A1" style:family="table-cell">
      <style:table-cell-properties fo:padding="0.0382in" fo:border-left="0.0069in solid #000000" fo:border-right="none" fo:border-top="0.0069in solid #000000" fo:border-bottom="none"/>
    </style:style>
    <style:style style:name="I2CSend.B1" style:family="table-cell">
      <style:table-cell-properties fo:padding="0.0382in" fo:border-left="none" fo:border-right="0.0069in solid #000000" fo:border-top="0.0069in solid #000000" fo:border-bottom="none"/>
    </style:style>
    <style:style style:name="I2CSend.A2" style:family="table-cell">
      <style:table-cell-properties fo:padding="0.0382in" fo:border-left="0.0069in solid #000000" fo:border-right="none" fo:border-top="none" fo:border-bottom="none"/>
    </style:style>
    <style:style style:name="I2CSend.B2" style:family="table-cell">
      <style:table-cell-properties fo:padding="0.0382in" fo:border="none"/>
    </style:style>
    <style:style style:name="I2CSend.D2" style:family="table-cell">
      <style:table-cell-properties fo:padding="0.0382in" fo:border-left="none" fo:border-right="0.0069in solid #000000" fo:border-top="none" fo:border-bottom="none"/>
    </style:style>
    <style:style style:name="I2CSend.A4" style:family="table-cell">
      <style:table-cell-properties fo:padding="0.0382in" fo:border-left="0.0069in solid #000000" fo:border-right="none" fo:border-top="none" fo:border-bottom="0.0069in solid #000000"/>
    </style:style>
    <style:style style:name="I2CSend.B4" style:family="table-cell">
      <style:table-cell-properties fo:padding="0.0382in" fo:border-left="none" fo:border-right="none" fo:border-top="none" fo:border-bottom="0.0069in solid #000000"/>
    </style:style>
    <style:style style:name="I2CSend.D4" style:family="table-cell">
      <style:table-cell-properties fo:padding="0.0382in" fo:border-left="none" fo:border-right="0.0069in solid #000000" fo:border-top="none" fo:border-bottom="0.0069in solid #000000"/>
    </style:style>
    <style:style style:name="I2CRecieve" style:family="table">
      <style:table-properties style:width="6.925in" table:align="margins" fo:keep-with-next="always" style:may-break-between-rows="false"/>
    </style:style>
    <style:style style:name="I2CRecieve.A" style:family="table-column">
      <style:table-column-properties style:column-width="1.7313in" style:rel-column-width="16383*"/>
    </style:style>
    <style:style style:name="I2CRecieve.C" style:family="table-column">
      <style:table-column-properties style:column-width="2.9208in" style:rel-column-width="27641*"/>
    </style:style>
    <style:style style:name="I2CRecieve.D" style:family="table-column">
      <style:table-column-properties style:column-width="0.5417in" style:rel-column-width="5128*"/>
    </style:style>
    <style:style style:name="I2CRecieve.A1" style:family="table-cell">
      <style:table-cell-properties fo:padding="0.0382in" fo:border-left="0.0069in solid #000000" fo:border-right="none" fo:border-top="0.0069in solid #000000" fo:border-bottom="none"/>
    </style:style>
    <style:style style:name="I2CRecieve.B1" style:family="table-cell">
      <style:table-cell-properties fo:padding="0.0382in" fo:border-left="none" fo:border-right="0.0069in solid #000000" fo:border-top="0.0069in solid #000000" fo:border-bottom="none"/>
    </style:style>
    <style:style style:name="I2CRecieve.A2" style:family="table-cell">
      <style:table-cell-properties fo:padding="0.0382in" fo:border-left="0.0069in solid #000000" fo:border-right="none" fo:border-top="none" fo:border-bottom="none"/>
    </style:style>
    <style:style style:name="I2CRecieve.B2" style:family="table-cell">
      <style:table-cell-properties fo:padding="0.0382in" fo:border="none"/>
    </style:style>
    <style:style style:name="I2CRecieve.D2" style:family="table-cell">
      <style:table-cell-properties fo:padding="0.0382in" fo:border-left="none" fo:border-right="0.0069in solid #000000" fo:border-top="none" fo:border-bottom="none"/>
    </style:style>
    <style:style style:name="I2CRecieve.A4" style:family="table-cell">
      <style:table-cell-properties fo:padding="0.0382in" fo:border-left="0.0069in solid #000000" fo:border-right="none" fo:border-top="none" fo:border-bottom="0.0069in solid #000000"/>
    </style:style>
    <style:style style:name="I2CRecieve.B4" style:family="table-cell">
      <style:table-cell-properties fo:padding="0.0382in" fo:border-left="none" fo:border-right="none" fo:border-top="none" fo:border-bottom="0.0069in solid #000000"/>
    </style:style>
    <style:style style:name="I2CRecieve.D4" style:family="table-cell">
      <style:table-cell-properties fo:padding="0.0382in" fo:border-left="none" fo:border-right="0.0069in solid #000000" fo:border-top="none" fo:border-bottom="0.0069in solid #000000"/>
    </style:style>
    <style:style style:name="_31_26I2CSetDeviceAddress" style:display-name="126I2CSetDeviceAddress" style:family="table">
      <style:table-properties style:width="6.925in" table:align="margins" fo:keep-with-next="always" style:may-break-between-rows="false"/>
    </style:style>
    <style:style style:name="_31_26I2CSetDeviceAddress.A" style:display-name="126I2CSetDeviceAddress.A" style:family="table-column">
      <style:table-column-properties style:column-width="1.7313in" style:rel-column-width="16383*"/>
    </style:style>
    <style:style style:name="_31_26I2CSetDeviceAddress.C" style:display-name="126I2CSetDeviceAddress.C" style:family="table-column">
      <style:table-column-properties style:column-width="2.6042in" style:rel-column-width="24644*"/>
    </style:style>
    <style:style style:name="_31_26I2CSetDeviceAddress.D" style:display-name="126I2CSetDeviceAddress.D" style:family="table-column">
      <style:table-column-properties style:column-width="0.8583in" style:rel-column-width="8125*"/>
    </style:style>
    <style:style style:name="_31_26I2CSetDeviceAddress.1" style:display-name="126I2CSetDeviceAddress.1" style:family="table-row">
      <style:table-row-properties style:keep-together="false" fo:keep-together="always"/>
    </style:style>
    <style:style style:name="_31_26I2CSetDeviceAddress.A1" style:display-name="126I2CSetDeviceAddress.A1" style:family="table-cell">
      <style:table-cell-properties fo:padding="0.0382in" fo:border-left="0.0069in solid #000000" fo:border-right="none" fo:border-top="0.0069in solid #000000" fo:border-bottom="none"/>
    </style:style>
    <style:style style:name="_31_26I2CSetDeviceAddress.B1" style:display-name="126I2CSetDeviceAddress.B1" style:family="table-cell">
      <style:table-cell-properties fo:padding="0.0382in" fo:border-left="none" fo:border-right="0.0069in solid #000000" fo:border-top="0.0069in solid #000000" fo:border-bottom="none"/>
    </style:style>
    <style:style style:name="_31_26I2CSetDeviceAddress.A2" style:display-name="126I2CSetDeviceAddress.A2" style:family="table-cell">
      <style:table-cell-properties fo:padding="0.0382in" fo:border-left="0.0069in solid #000000" fo:border-right="none" fo:border-top="none" fo:border-bottom="0.0069in solid #000000"/>
    </style:style>
    <style:style style:name="_31_26I2CSetDeviceAddress.B2" style:display-name="126I2CSetDeviceAddress.B2" style:family="table-cell">
      <style:table-cell-properties fo:padding="0.0382in" fo:border-left="none" fo:border-right="none" fo:border-top="none" fo:border-bottom="0.0069in solid #000000"/>
    </style:style>
    <style:style style:name="_31_26I2CSetDeviceAddress.D2" style:display-name="126I2CSetDeviceAddress.D2" style:family="table-cell">
      <style:table-cell-properties fo:padding="0.0382in" fo:border-left="none" fo:border-right="0.0069in solid #000000" fo:border-top="none" fo:border-bottom="0.0069in solid #000000"/>
    </style:style>
    <style:style style:name="I2CGetRemainingSendBytes" style:family="table">
      <style:table-properties style:width="6.925in" table:align="margins" fo:keep-with-next="always" style:may-break-between-rows="false"/>
    </style:style>
    <style:style style:name="I2CGetRemainingSendBytes.A" style:family="table-column">
      <style:table-column-properties style:column-width="1.7313in" style:rel-column-width="16383*"/>
    </style:style>
    <style:style style:name="I2CGetRemainingSendBytes.C" style:family="table-column">
      <style:table-column-properties style:column-width="2.6042in" style:rel-column-width="24644*"/>
    </style:style>
    <style:style style:name="I2CGetRemainingSendBytes.D" style:family="table-column">
      <style:table-column-properties style:column-width="0.8583in" style:rel-column-width="8125*"/>
    </style:style>
    <style:style style:name="I2CGetRemainingSendBytes.1" style:family="table-row">
      <style:table-row-properties style:keep-together="false" fo:keep-together="always"/>
    </style:style>
    <style:style style:name="I2CGetRemainingSendBytes.A1" style:family="table-cell">
      <style:table-cell-properties fo:padding="0.0382in" fo:border-left="0.0069in solid #000000" fo:border-right="none" fo:border-top="0.0069in solid #000000" fo:border-bottom="none"/>
    </style:style>
    <style:style style:name="I2CGetRemainingSendBytes.B1" style:family="table-cell">
      <style:table-cell-properties fo:padding="0.0382in" fo:border-left="none" fo:border-right="0.0069in solid #000000" fo:border-top="0.0069in solid #000000" fo:border-bottom="none"/>
    </style:style>
    <style:style style:name="I2CGetRemainingSendBytes.A2" style:family="table-cell">
      <style:table-cell-properties fo:padding="0.0382in" fo:border-left="0.0069in solid #000000" fo:border-right="none" fo:border-top="none" fo:border-bottom="0.0069in solid #000000"/>
    </style:style>
    <style:style style:name="I2CGetRemainingSendBytes.B2" style:family="table-cell">
      <style:table-cell-properties fo:padding="0.0382in" fo:border-left="none" fo:border-right="none" fo:border-top="none" fo:border-bottom="0.0069in solid #000000"/>
    </style:style>
    <style:style style:name="I2CGetRemainingSendBytes.D2" style:family="table-cell">
      <style:table-cell-properties fo:padding="0.0382in" fo:border-left="none" fo:border-right="0.0069in solid #000000" fo:border-top="none" fo:border-bottom="0.0069in solid #000000"/>
    </style:style>
    <style:style style:name="I2CGetRemainingRecieveBytes" style:family="table">
      <style:table-properties style:width="6.925in" table:align="margins" fo:keep-with-next="always" style:may-break-between-rows="false"/>
    </style:style>
    <style:style style:name="I2CGetRemainingRecieveBytes.A" style:family="table-column">
      <style:table-column-properties style:column-width="1.7313in" style:rel-column-width="16383*"/>
    </style:style>
    <style:style style:name="I2CGetRemainingRecieveBytes.C" style:family="table-column">
      <style:table-column-properties style:column-width="2.6042in" style:rel-column-width="24644*"/>
    </style:style>
    <style:style style:name="I2CGetRemainingRecieveBytes.D" style:family="table-column">
      <style:table-column-properties style:column-width="0.8583in" style:rel-column-width="8125*"/>
    </style:style>
    <style:style style:name="I2CGetRemainingRecieveBytes.1" style:family="table-row">
      <style:table-row-properties style:keep-together="false" fo:keep-together="always"/>
    </style:style>
    <style:style style:name="I2CGetRemainingRecieveBytes.A1" style:family="table-cell">
      <style:table-cell-properties fo:padding="0.0382in" fo:border-left="0.0069in solid #000000" fo:border-right="none" fo:border-top="0.0069in solid #000000" fo:border-bottom="none"/>
    </style:style>
    <style:style style:name="I2CGetRemainingRecieveBytes.B1" style:family="table-cell">
      <style:table-cell-properties fo:padding="0.0382in" fo:border-left="none" fo:border-right="0.0069in solid #000000" fo:border-top="0.0069in solid #000000" fo:border-bottom="none"/>
    </style:style>
    <style:style style:name="I2CGetRemainingRecieveBytes.A2" style:family="table-cell">
      <style:table-cell-properties fo:padding="0.0382in" fo:border-left="0.0069in solid #000000" fo:border-right="none" fo:border-top="none" fo:border-bottom="0.0069in solid #000000"/>
    </style:style>
    <style:style style:name="I2CGetRemainingRecieveBytes.B2" style:family="table-cell">
      <style:table-cell-properties fo:padding="0.0382in" fo:border-left="none" fo:border-right="none" fo:border-top="none" fo:border-bottom="0.0069in solid #000000"/>
    </style:style>
    <style:style style:name="I2CGetRemainingRecieveBytes.D2" style:family="table-cell">
      <style:table-cell-properties fo:padding="0.0382in" fo:border-left="none" fo:border-right="0.0069in solid #000000" fo:border-top="none" fo:border-bottom="0.0069in solid #000000"/>
    </style:style>
    <style:style style:name="I2CGetLastError" style:family="table">
      <style:table-properties style:width="6.925in" table:align="margins" fo:keep-with-next="always" style:may-break-between-rows="false"/>
    </style:style>
    <style:style style:name="I2CGetLastError.A" style:family="table-column">
      <style:table-column-properties style:column-width="1.7313in" style:rel-column-width="16383*"/>
    </style:style>
    <style:style style:name="I2CGetLastError.C" style:family="table-column">
      <style:table-column-properties style:column-width="2.6042in" style:rel-column-width="24644*"/>
    </style:style>
    <style:style style:name="I2CGetLastError.D" style:family="table-column">
      <style:table-column-properties style:column-width="0.8583in" style:rel-column-width="8125*"/>
    </style:style>
    <style:style style:name="I2CGetLastError.1" style:family="table-row">
      <style:table-row-properties style:keep-together="false" fo:keep-together="always"/>
    </style:style>
    <style:style style:name="I2CGetLastError.A1" style:family="table-cell">
      <style:table-cell-properties fo:padding="0.0382in" fo:border-left="0.0069in solid #000000" fo:border-right="none" fo:border-top="0.0069in solid #000000" fo:border-bottom="none"/>
    </style:style>
    <style:style style:name="I2CGetLastError.B1" style:family="table-cell">
      <style:table-cell-properties fo:padding="0.0382in" fo:border-left="none" fo:border-right="0.0069in solid #000000" fo:border-top="0.0069in solid #000000" fo:border-bottom="none"/>
    </style:style>
    <style:style style:name="I2CGetLastError.A2" style:family="table-cell">
      <style:table-cell-properties fo:padding="0.0382in" fo:border-left="0.0069in solid #000000" fo:border-right="none" fo:border-top="none" fo:border-bottom="0.0069in solid #000000"/>
    </style:style>
    <style:style style:name="I2CGetLastError.B2" style:family="table-cell">
      <style:table-cell-properties fo:padding="0.0382in" fo:border-left="none" fo:border-right="none" fo:border-top="none" fo:border-bottom="0.0069in solid #000000"/>
    </style:style>
    <style:style style:name="I2CGetLastError.D2" style:family="table-cell">
      <style:table-cell-properties fo:padding="0.0382in" fo:border-left="none" fo:border-right="0.0069in solid #000000" fo:border-top="none" fo:border-bottom="0.0069in solid #000000"/>
    </style:style>
    <style:style style:name="I2CErrors" style:family="table">
      <style:table-properties style:width="5.075in" table:align="left" fo:keep-with-next="always" style:may-break-between-rows="false"/>
    </style:style>
    <style:style style:name="I2CErrors.A" style:family="table-column">
      <style:table-column-properties style:column-width="1.7333in"/>
    </style:style>
    <style:style style:name="I2CErrors.B" style:family="table-column">
      <style:table-column-properties style:column-width="3.3417in"/>
    </style:style>
    <style:style style:name="I2CErrors.1" style:family="table-row">
      <style:table-row-properties style:keep-together="false" fo:keep-together="always"/>
    </style:style>
    <style:style style:name="I2CErro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I2CErrors.B1" style:family="table-cell">
      <style:table-cell-properties fo:padding="0.0382in" fo:border="0.0007in solid #000000"/>
    </style:style>
    <style:style style:name="I2CErrors.A2" style:family="table-cell">
      <style:table-cell-properties fo:padding="0.0382in" fo:border-left="0.0007in solid #000000" fo:border-right="none" fo:border-top="none" fo:border-bottom="0.0007in solid #000000"/>
    </style:style>
    <style:style style:name="I2CError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buttoninit" style:family="table">
      <style:table-properties style:width="6.925in" table:align="margins" fo:keep-with-next="always" style:may-break-between-rows="false"/>
    </style:style>
    <style:style style:name="buttoninit.A" style:family="table-column">
      <style:table-column-properties style:column-width="1.7313in" style:rel-column-width="16383*"/>
    </style:style>
    <style:style style:name="buttoninit.C" style:family="table-column">
      <style:table-column-properties style:column-width="2.6042in" style:rel-column-width="24644*"/>
    </style:style>
    <style:style style:name="buttoninit.D" style:family="table-column">
      <style:table-column-properties style:column-width="0.8583in" style:rel-column-width="8125*"/>
    </style:style>
    <style:style style:name="buttoninit.1" style:family="table-row">
      <style:table-row-properties style:keep-together="false" fo:keep-together="always"/>
    </style:style>
    <style:style style:name="buttoninit.A1" style:family="table-cell">
      <style:table-cell-properties fo:padding="0.0382in" fo:border-left="0.0069in solid #000000" fo:border-right="none" fo:border-top="0.0069in solid #000000" fo:border-bottom="none"/>
    </style:style>
    <style:style style:name="buttoninit.B1" style:family="table-cell">
      <style:table-cell-properties fo:padding="0.0382in" fo:border-left="none" fo:border-right="0.0069in solid #000000" fo:border-top="0.0069in solid #000000" fo:border-bottom="none"/>
    </style:style>
    <style:style style:name="buttoninit.A2" style:family="table-cell">
      <style:table-cell-properties fo:padding="0.0382in" fo:border-left="0.0069in solid #000000" fo:border-right="none" fo:border-top="none" fo:border-bottom="0.0069in solid #000000"/>
    </style:style>
    <style:style style:name="buttoninit.B2" style:family="table-cell">
      <style:table-cell-properties fo:padding="0.0382in" fo:border-left="none" fo:border-right="none" fo:border-top="none" fo:border-bottom="0.0069in solid #000000"/>
    </style:style>
    <style:style style:name="buttoninit.D2" style:family="table-cell">
      <style:table-cell-properties fo:padding="0.0382in" fo:border-left="none" fo:border-right="0.0069in solid #000000" fo:border-top="none" fo:border-bottom="0.0069in solid #000000"/>
    </style:style>
    <style:style style:name="Table2" style:family="table">
      <style:table-properties style:width="6.925in" table:align="margins" fo:keep-with-next="always" style:may-break-between-rows="false"/>
    </style:style>
    <style:style style:name="Table2.A" style:family="table-column">
      <style:table-column-properties style:column-width="1.7313in" style:rel-column-width="16383*"/>
    </style:style>
    <style:style style:name="Table2.C" style:family="table-column">
      <style:table-column-properties style:column-width="2.9208in" style:rel-column-width="27641*"/>
    </style:style>
    <style:style style:name="Table2.D" style:family="table-column">
      <style:table-column-properties style:column-width="0.5417in" style:rel-column-width="5128*"/>
    </style:style>
    <style:style style:name="Table2.A1" style:family="table-cell">
      <style:table-cell-properties fo:padding="0.0382in" fo:border-left="0.0069in solid #000000" fo:border-right="none" fo:border-top="0.0069in solid #000000" fo:border-bottom="none"/>
    </style:style>
    <style:style style:name="Table2.B1" style:family="table-cell">
      <style:table-cell-properties fo:padding="0.0382in" fo:border-left="none" fo:border-right="0.0069in solid #000000" fo:border-top="0.0069in solid #000000" fo:border-bottom="none"/>
    </style:style>
    <style:style style:name="Table2.A2" style:family="table-cell">
      <style:table-cell-properties fo:padding="0.0382in" fo:border-left="0.0069in solid #000000" fo:border-right="none" fo:border-top="none" fo:border-bottom="none"/>
    </style:style>
    <style:style style:name="Table2.B2" style:family="table-cell">
      <style:table-cell-properties fo:padding="0.0382in" fo:border="none"/>
    </style:style>
    <style:style style:name="Table2.D2" style:family="table-cell">
      <style:table-cell-properties fo:padding="0.0382in" fo:border-left="none" fo:border-right="0.0069in solid #000000" fo:border-top="none" fo:border-bottom="none"/>
    </style:style>
    <style:style style:name="Table2.A3" style:family="table-cell">
      <style:table-cell-properties fo:padding="0.0382in" fo:border-left="0.0069in solid #000000" fo:border-right="none" fo:border-top="none" fo:border-bottom="0.0069in solid #000000"/>
    </style:style>
    <style:style style:name="Table2.B3" style:family="table-cell">
      <style:table-cell-properties fo:padding="0.0382in" fo:border-left="none" fo:border-right="none" fo:border-top="none" fo:border-bottom="0.0069in solid #000000"/>
    </style:style>
    <style:style style:name="Table2.D3" style:family="table-cell">
      <style:table-cell-properties fo:padding="0.0382in" fo:border-left="none" fo:border-right="0.0069in solid #000000" fo:border-top="none" fo:border-bottom="0.0069in solid #000000"/>
    </style:style>
    <style:style style:name="LCDConnection" style:family="table">
      <style:table-properties style:width="6.925in" table:align="margins" fo:keep-with-next="always" style:may-break-between-rows="false"/>
    </style:style>
    <style:style style:name="LCDConnection.A" style:family="table-column">
      <style:table-column-properties style:column-width="1.1833in" style:rel-column-width="11199*"/>
    </style:style>
    <style:style style:name="LCDConnection.B" style:family="table-column">
      <style:table-column-properties style:column-width="5.7417in" style:rel-column-width="54336*"/>
    </style:style>
    <style:style style:name="LCDConnection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LCDConnection.B1" style:family="table-cell">
      <style:table-cell-properties fo:padding="0.0382in" fo:border="0.0007in solid #000000"/>
    </style:style>
    <style:style style:name="LCDConnection.A2" style:family="table-cell">
      <style:table-cell-properties fo:padding="0.0382in" fo:border-left="0.0007in solid #000000" fo:border-right="none" fo:border-top="none" fo:border-bottom="0.0007in solid #000000"/>
    </style:style>
    <style:style style:name="LCDConnection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therLCDConnections" style:family="table">
      <style:table-properties style:width="6.925in" table:align="margins" fo:keep-with-next="always" style:may-break-between-rows="false"/>
    </style:style>
    <style:style style:name="OtherLCDConnections.A" style:family="table-column">
      <style:table-column-properties style:column-width="1.05in" style:rel-column-width="9937*"/>
    </style:style>
    <style:style style:name="OtherLCDConnections.B" style:family="table-column">
      <style:table-column-properties style:column-width="5.875in" style:rel-column-width="55598*"/>
    </style:style>
    <style:style style:name="OtherLCDConnec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therLCDConnections.B1" style:family="table-cell">
      <style:table-cell-properties fo:padding="0.0382in" fo:border="0.0007in solid #000000"/>
    </style:style>
    <style:style style:name="OtherLCDConnections.A2" style:family="table-cell">
      <style:table-cell-properties fo:padding="0.0382in" fo:border-left="0.0007in solid #000000" fo:border-right="none" fo:border-top="none" fo:border-bottom="0.0007in solid #000000"/>
    </style:style>
    <style:style style:name="OtherLCDConnec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LCDINit" style:family="table">
      <style:table-properties style:width="6.925in" table:align="margins" fo:keep-with-next="always" style:may-break-between-rows="false"/>
    </style:style>
    <style:style style:name="LCDINit.A" style:family="table-column">
      <style:table-column-properties style:column-width="1.7313in" style:rel-column-width="16383*"/>
    </style:style>
    <style:style style:name="LCDINit.C" style:family="table-column">
      <style:table-column-properties style:column-width="2.6042in" style:rel-column-width="24644*"/>
    </style:style>
    <style:style style:name="LCDINit.D" style:family="table-column">
      <style:table-column-properties style:column-width="0.8583in" style:rel-column-width="8125*"/>
    </style:style>
    <style:style style:name="LCDINit.1" style:family="table-row">
      <style:table-row-properties style:keep-together="false" fo:keep-together="always"/>
    </style:style>
    <style:style style:name="LCDINit.A1" style:family="table-cell">
      <style:table-cell-properties fo:padding="0.0382in" fo:border-left="0.0069in solid #000000" fo:border-right="none" fo:border-top="0.0069in solid #000000" fo:border-bottom="none"/>
    </style:style>
    <style:style style:name="LCDINit.B1" style:family="table-cell">
      <style:table-cell-properties fo:padding="0.0382in" fo:border-left="none" fo:border-right="0.0069in solid #000000" fo:border-top="0.0069in solid #000000" fo:border-bottom="none"/>
    </style:style>
    <style:style style:name="LCDINit.A2" style:family="table-cell">
      <style:table-cell-properties fo:padding="0.0382in" fo:border-left="0.0069in solid #000000" fo:border-right="none" fo:border-top="none" fo:border-bottom="0.0069in solid #000000"/>
    </style:style>
    <style:style style:name="LCDINit.B2" style:family="table-cell">
      <style:table-cell-properties fo:padding="0.0382in" fo:border-left="none" fo:border-right="none" fo:border-top="none" fo:border-bottom="0.0069in solid #000000"/>
    </style:style>
    <style:style style:name="LCDINit.D2" style:family="table-cell">
      <style:table-cell-properties fo:padding="0.0382in" fo:border-left="none" fo:border-right="0.0069in solid #000000" fo:border-top="none" fo:border-bottom="0.0069in solid #000000"/>
    </style:style>
    <style:style style:name="LCDGetWidth" style:family="table">
      <style:table-properties style:width="6.925in" table:align="margins" fo:keep-with-next="always" style:may-break-between-rows="false"/>
    </style:style>
    <style:style style:name="LCDGetWidth.A" style:family="table-column">
      <style:table-column-properties style:column-width="1.7313in" style:rel-column-width="16383*"/>
    </style:style>
    <style:style style:name="LCDGetWidth.C" style:family="table-column">
      <style:table-column-properties style:column-width="2.6042in" style:rel-column-width="24644*"/>
    </style:style>
    <style:style style:name="LCDGetWidth.D" style:family="table-column">
      <style:table-column-properties style:column-width="0.8583in" style:rel-column-width="8125*"/>
    </style:style>
    <style:style style:name="LCDGetWidth.1" style:family="table-row">
      <style:table-row-properties style:keep-together="false" fo:keep-together="always"/>
    </style:style>
    <style:style style:name="LCDGetWidth.A1" style:family="table-cell">
      <style:table-cell-properties fo:padding="0.0382in" fo:border-left="0.0069in solid #000000" fo:border-right="none" fo:border-top="0.0069in solid #000000" fo:border-bottom="none"/>
    </style:style>
    <style:style style:name="LCDGetWidth.B1" style:family="table-cell">
      <style:table-cell-properties fo:padding="0.0382in" fo:border-left="none" fo:border-right="0.0069in solid #000000" fo:border-top="0.0069in solid #000000" fo:border-bottom="none"/>
    </style:style>
    <style:style style:name="LCDGetWidth.A2" style:family="table-cell">
      <style:table-cell-properties fo:padding="0.0382in" fo:border-left="0.0069in solid #000000" fo:border-right="none" fo:border-top="none" fo:border-bottom="0.0069in solid #000000"/>
    </style:style>
    <style:style style:name="LCDGetWidth.B2" style:family="table-cell">
      <style:table-cell-properties fo:padding="0.0382in" fo:border-left="none" fo:border-right="none" fo:border-top="none" fo:border-bottom="0.0069in solid #000000"/>
    </style:style>
    <style:style style:name="LCDGetWidth.D2" style:family="table-cell">
      <style:table-cell-properties fo:padding="0.0382in" fo:border-left="none" fo:border-right="0.0069in solid #000000" fo:border-top="none" fo:border-bottom="0.0069in solid #000000"/>
    </style:style>
    <style:style style:name="LCDWriteLine" style:family="table">
      <style:table-properties style:width="6.925in" table:align="margins" fo:keep-with-next="always" style:may-break-between-rows="false"/>
    </style:style>
    <style:style style:name="LCDWriteLine.A" style:family="table-column">
      <style:table-column-properties style:column-width="1.7313in" style:rel-column-width="16383*"/>
    </style:style>
    <style:style style:name="LCDWriteLine.C" style:family="table-column">
      <style:table-column-properties style:column-width="2.9208in" style:rel-column-width="27641*"/>
    </style:style>
    <style:style style:name="LCDWriteLine.D" style:family="table-column">
      <style:table-column-properties style:column-width="0.5417in" style:rel-column-width="5128*"/>
    </style:style>
    <style:style style:name="LCDWriteLine.A1" style:family="table-cell">
      <style:table-cell-properties fo:padding="0.0382in" fo:border-left="0.0069in solid #000000" fo:border-right="none" fo:border-top="0.0069in solid #000000" fo:border-bottom="none"/>
    </style:style>
    <style:style style:name="LCDWriteLine.B1" style:family="table-cell">
      <style:table-cell-properties fo:padding="0.0382in" fo:border-left="none" fo:border-right="0.0069in solid #000000" fo:border-top="0.0069in solid #000000" fo:border-bottom="none"/>
    </style:style>
    <style:style style:name="LCDWriteLine.A2" style:family="table-cell">
      <style:table-cell-properties fo:padding="0.0382in" fo:border-left="0.0069in solid #000000" fo:border-right="none" fo:border-top="none" fo:border-bottom="none"/>
    </style:style>
    <style:style style:name="LCDWriteLine.B2" style:family="table-cell">
      <style:table-cell-properties fo:padding="0.0382in" fo:border="none"/>
    </style:style>
    <style:style style:name="LCDWriteLine.D2" style:family="table-cell">
      <style:table-cell-properties fo:padding="0.0382in" fo:border-left="none" fo:border-right="0.0069in solid #000000" fo:border-top="none" fo:border-bottom="none"/>
    </style:style>
    <style:style style:name="LCDWriteLine.A3" style:family="table-cell">
      <style:table-cell-properties fo:padding="0.0382in" fo:border-left="0.0069in solid #000000" fo:border-right="none" fo:border-top="none" fo:border-bottom="0.0069in solid #000000"/>
    </style:style>
    <style:style style:name="LCDWriteLine.B3" style:family="table-cell">
      <style:table-cell-properties fo:padding="0.0382in" fo:border-left="none" fo:border-right="none" fo:border-top="none" fo:border-bottom="0.0069in solid #000000"/>
    </style:style>
    <style:style style:name="LCDWriteLine.D3" style:family="table-cell">
      <style:table-cell-properties fo:padding="0.0382in" fo:border-left="none" fo:border-right="0.0069in solid #000000" fo:border-top="none" fo:border-bottom="0.0069in solid #000000"/>
    </style:style>
    <style:style style:name="KeyBoardConnection" style:family="table">
      <style:table-properties style:width="3.3486in" table:align="left" fo:keep-with-next="always" style:may-break-between-rows="false"/>
    </style:style>
    <style:style style:name="KeyBoardConnection.A" style:family="table-column">
      <style:table-column-properties style:column-width="1.3847in"/>
    </style:style>
    <style:style style:name="KeyBoardConnection.B" style:family="table-column">
      <style:table-column-properties style:column-width="0.491in"/>
    </style:style>
    <style:style style:name="KeyBoardConnection.1" style:family="table-row">
      <style:table-row-properties style:keep-together="false" fo:keep-together="always"/>
    </style:style>
    <style:style style:name="KeyBoardConnection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KeyBoardConnection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KeyBoardConnection.E1" style:family="table-cell">
      <style:table-cell-properties fo:padding="0.0382in" fo:border="0.0007in solid #000000"/>
    </style:style>
    <style:style style:name="KeyBoardConnection.A2" style:family="table-cell">
      <style:table-cell-properties fo:padding="0.0382in" fo:border-left="0.0007in solid #000000" fo:border-right="none" fo:border-top="none" fo:border-bottom="0.0007in solid #000000"/>
    </style:style>
    <style:style style:name="KeyBoardConnection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KeyBoardConnection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KBRDInit" style:family="table">
      <style:table-properties style:width="6.925in" table:align="margins" fo:keep-with-next="always" style:may-break-between-rows="false"/>
    </style:style>
    <style:style style:name="KBRDInit.A" style:family="table-column">
      <style:table-column-properties style:column-width="1.7306in" style:rel-column-width="16377*"/>
    </style:style>
    <style:style style:name="KBRDInit.B" style:family="table-column">
      <style:table-column-properties style:column-width="4.2944in" style:rel-column-width="40640*"/>
    </style:style>
    <style:style style:name="KBRDInit.C" style:family="table-column">
      <style:table-column-properties style:column-width="0.041in" style:rel-column-width="387*"/>
    </style:style>
    <style:style style:name="KBRDInit.D" style:family="table-column">
      <style:table-column-properties style:column-width="0.859in" style:rel-column-width="8131*"/>
    </style:style>
    <style:style style:name="KBRDInit.1" style:family="table-row">
      <style:table-row-properties style:keep-together="false" fo:keep-together="always"/>
    </style:style>
    <style:style style:name="KBRDInit.A1" style:family="table-cell">
      <style:table-cell-properties fo:padding="0.0382in" fo:border-left="0.0069in solid #000000" fo:border-right="none" fo:border-top="0.0069in solid #000000" fo:border-bottom="none"/>
    </style:style>
    <style:style style:name="KBRDInit.B1" style:family="table-cell">
      <style:table-cell-properties fo:padding="0.0382in" fo:border-left="none" fo:border-right="0.0069in solid #000000" fo:border-top="0.0069in solid #000000" fo:border-bottom="none"/>
    </style:style>
    <style:style style:name="KBRDInit.A2" style:family="table-cell">
      <style:table-cell-properties fo:padding="0.0382in" fo:border-left="0.0069in solid #000000" fo:border-right="none" fo:border-top="none" fo:border-bottom="0.0069in solid #000000"/>
    </style:style>
    <style:style style:name="KBRDInit.B2" style:family="table-cell">
      <style:table-cell-properties fo:padding="0.0382in" fo:border-left="none" fo:border-right="none" fo:border-top="none" fo:border-bottom="0.0069in solid #000000"/>
    </style:style>
    <style:style style:name="KBRDInit.D2" style:family="table-cell">
      <style:table-cell-properties fo:padding="0.0382in" fo:border-left="none" fo:border-right="0.0069in solid #000000" fo:border-top="none" fo:border-bottom="0.0069in solid #000000"/>
    </style:style>
    <style:style style:name="Table3" style:family="table">
      <style:table-properties style:width="6.925in" table:align="margins" fo:keep-with-next="always" style:may-break-between-rows="false"/>
    </style:style>
    <style:style style:name="Table3.A" style:family="table-column">
      <style:table-column-properties style:column-width="1.7306in" style:rel-column-width="16377*"/>
    </style:style>
    <style:style style:name="Table3.B" style:family="table-column">
      <style:table-column-properties style:column-width="4.2944in" style:rel-column-width="40640*"/>
    </style:style>
    <style:style style:name="Table3.C" style:family="table-column">
      <style:table-column-properties style:column-width="0.041in" style:rel-column-width="387*"/>
    </style:style>
    <style:style style:name="Table3.D" style:family="table-column">
      <style:table-column-properties style:column-width="0.859in" style:rel-column-width="813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382in" fo:border-left="0.0069in solid #000000" fo:border-right="none" fo:border-top="0.0069in solid #000000" fo:border-bottom="none"/>
    </style:style>
    <style:style style:name="Table3.B1" style:family="table-cell">
      <style:table-cell-properties fo:padding="0.0382in" fo:border-left="none" fo:border-right="0.0069in solid #000000" fo:border-top="0.0069in solid #000000" fo:border-bottom="none"/>
    </style:style>
    <style:style style:name="Table3.A2" style:family="table-cell">
      <style:table-cell-properties fo:padding="0.0382in" fo:border-left="0.0069in solid #000000" fo:border-right="none" fo:border-top="none" fo:border-bottom="0.0069in solid #000000"/>
    </style:style>
    <style:style style:name="Table3.B2" style:family="table-cell">
      <style:table-cell-properties fo:padding="0.0382in" fo:border-left="none" fo:border-right="none" fo:border-top="none" fo:border-bottom="0.0069in solid #000000"/>
    </style:style>
    <style:style style:name="Table3.D2" style:family="table-cell">
      <style:table-cell-properties fo:padding="0.0382in" fo:border-left="none" fo:border-right="0.0069in solid #000000" fo:border-top="none" fo:border-bottom="0.0069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P4" style:family="paragraph" style:parent-style-name="Table_20_Contents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5" style:family="paragraph" style:parent-style-name="CODE_20_LISTING_20_LARGE">
      <style:text-properties fo:font-weight="bold" style:font-weight-asian="bold" style:font-weight-complex="bold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Text_20_body">
      <style:text-properties style:font-name="Courier New2" fo:font-size="10pt" style:font-name-asian="Courier New2" style:font-size-asian="10pt" style:font-name-complex="Courier New2" style:font-size-complex="10pt"/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fo:color="#000000"/>
    </style:style>
    <style:style style:name="T2" style:family="text"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7f0055"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0" text:name="Drawing"/>
      </text:sequence-decls>
      <text:h text:style-name="Heading_20_1" text:outline-level="1"><text:s text:c="2"/>Extension API</text:h>
      <text:h text:style-name="Heading_20_2" text:outline-level="2"><text:s text:c="2"/>Serial Ports</text:h>
      <text:p text:style-name="Text_20_body">Both SCI1 and SCI2 (ports 0 and 1) are supportd. Each port you plan to use must first be initialized. The driver is fully interrupt driven, both send and receive and uses 80 byte buffers. </text:p>
      <text:h text:style-name="Heading_20_3" text:outline-level="3"><text:s text:c="2"/>Serial_Init()</text:h>
      <table:table table:name="Serial_Init" table:style-name="Serial_5f_Init">
        <table:table-column table:style-name="Serial_5f_Init.A" table:number-columns-repeated="2"/>
        <table:table-column table:style-name="Serial_5f_Init.C"/>
        <table:table-column table:style-name="Serial_5f_Init.D"/>
        <table:table-row>
          <table:table-cell table:style-name="Serial_5f_Init.A1" office:value-type="string">
            <text:p text:style-name="Table_20_Contents"/>
          </table:table-cell>
          <table:table-cell table:style-name="Serial_5f_Init.B1" table:number-columns-spanned="3" office:value-type="string">
            <text:p text:style-name="P5">void Serial_Init(int port)</text:p>
          </table:table-cell>
          <table:covered-table-cell/>
          <table:covered-table-cell/>
        </table:table-row>
        <table:table-row>
          <table:table-cell table:style-name="Serial_5f_Init.A2" office:value-type="string">
            <text:p text:style-name="Table_20_Contents"/>
          </table:table-cell>
          <table:table-cell table:style-name="Serial_5f_Init.B2" office:value-type="string">
            <text:p text:style-name="Table_20_Contents">int port</text:p>
          </table:table-cell>
          <table:table-cell table:style-name="Serial_5f_Init.B2" office:value-type="string">
            <text:p text:style-name="Table_20_Contents">Selects which is initialized. 0 or 1</text:p>
          </table:table-cell>
          <table:table-cell table:style-name="Serial_5f_Init.D2" office:value-type="string">
            <text:p text:style-name="Table_20_Contents"/>
          </table:table-cell>
        </table:table-row>
      </table:table>
      <text:p text:style-name="Standard"/>
      <text:p text:style-name="Standard">This initializes the ports and sets the baud rate to 9600 8,1.</text:p>
      <text:p text:style-name="Standard"/>
      <text:p text:style-name="Example"><text:tab/></text:p>
      <text:p text:style-name="Example"><text:tab/>Serial_Init(SCI1);</text:p>
      <text:p text:style-name="Example"/>
      <text:h text:style-name="Heading_20_3" text:outline-level="3"><text:s text:c="2"/>Serial_setbaudrate()</text:h>
      <table:table table:name="Serial_setbaudrate" table:style-name="Serial_5f_setbaudrate">
        <table:table-column table:style-name="Serial_5f_setbaudrate.A" table:number-columns-repeated="2"/>
        <table:table-column table:style-name="Serial_5f_setbaudrate.C"/>
        <table:table-column table:style-name="Serial_5f_setbaudrate.D"/>
        <table:table-row>
          <table:table-cell table:style-name="Serial_5f_setbaudrate.A1" office:value-type="string">
            <text:p text:style-name="Table_20_Contents"/>
          </table:table-cell>
          <table:table-cell table:style-name="Serial_5f_setbaudrate.B1" table:number-columns-spanned="3" office:value-type="string">
            <text:p text:style-name="P5">byte Serial_setbaudrate(int port,byte baud)</text:p>
          </table:table-cell>
          <table:covered-table-cell/>
          <table:covered-table-cell/>
        </table:table-row>
        <table:table-row>
          <table:table-cell table:style-name="Serial_5f_setbaudrate.A2" office:value-type="string">
            <text:p text:style-name="Table_20_Contents"/>
          </table:table-cell>
          <table:table-cell table:style-name="Serial_5f_setbaudrate.B2" office:value-type="string">
            <text:p text:style-name="Table_20_Contents">int port</text:p>
          </table:table-cell>
          <table:table-cell table:style-name="Serial_5f_setbaudrate.B2" office:value-type="string">
            <text:p text:style-name="Table_20_Contents">Selects which port is affected 0 or 1</text:p>
          </table:table-cell>
          <table:table-cell table:style-name="Serial_5f_setbaudrate.D2" office:value-type="string">
            <text:p text:style-name="Table_20_Contents"/>
          </table:table-cell>
        </table:table-row>
        <table:table-row>
          <table:table-cell table:style-name="Serial_5f_setbaudrate.A2" office:value-type="string">
            <text:p text:style-name="Table_20_Contents"/>
          </table:table-cell>
          <table:table-cell table:style-name="Serial_5f_setbaudrate.B2" office:value-type="string">
            <text:p text:style-name="Table_20_Contents">int <text:s/>baud</text:p>
          </table:table-cell>
          <table:table-cell table:style-name="Serial_5f_setbaudrate.B2" office:value-type="string">
            <text:p text:style-name="Table_20_Contents">Baud rate selector e.g. <text:span text:style-name="T2">BAUD_115200</text:span></text:p>
          </table:table-cell>
          <table:table-cell table:style-name="Serial_5f_setbaudrate.D2" office:value-type="string">
            <text:p text:style-name="Table_20_Contents"/>
          </table:table-cell>
        </table:table-row>
        <table:table-row>
          <table:table-cell table:style-name="Serial_5f_setbaudrate.A4" office:value-type="string">
            <text:p text:style-name="Table_20_Contents"/>
          </table:table-cell>
          <table:table-cell table:style-name="Serial_5f_setbaudrate.B4" office:value-type="string">
            <text:p text:style-name="Table_20_Contents">Return:</text:p>
          </table:table-cell>
          <table:table-cell table:style-name="Serial_5f_setbaudrate.B4" office:value-type="string">
            <text:p text:style-name="Table_20_Contents">0 if no error, <text:span text:style-name="filename">BAD_BAUD_RATE</text:span> if undefined baud rate.</text:p>
          </table:table-cell>
          <table:table-cell table:style-name="Serial_5f_setbaudrate.D4" office:value-type="string">
            <text:p text:style-name="Table_20_Contents"/>
          </table:table-cell>
        </table:table-row>
      </table:table>
      <text:p text:style-name="Standard">Sets the baud rate for the port. </text:p>
      <text:p text:style-name="Standard">Available baud rate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CODE_20_LISTING">BAUD_1200 <text:s text:c="2"/></text:p>
          </table:table-cell>
        </table:table-row>
        <table:table-row>
          <table:table-cell table:style-name="Table1.A2" office:value-type="string">
            <text:p text:style-name="CODE_20_LISTING">BAUD_2400 <text:s text:c="2"/></text:p>
          </table:table-cell>
        </table:table-row>
        <table:table-row>
          <table:table-cell table:style-name="Table1.A2" office:value-type="string">
            <text:p text:style-name="CODE_20_LISTING">BAUD_4800 <text:s text:c="2"/></text:p>
          </table:table-cell>
        </table:table-row>
        <table:table-row>
          <table:table-cell table:style-name="Table1.A2" office:value-type="string">
            <text:p text:style-name="CODE_20_LISTING">BAUD_9600 <text:s text:c="2"/></text:p>
          </table:table-cell>
        </table:table-row>
        <table:table-row>
          <table:table-cell table:style-name="Table1.A2" office:value-type="string">
            <text:p text:style-name="CODE_20_LISTING">BAUD_19200 </text:p>
          </table:table-cell>
        </table:table-row>
        <table:table-row>
          <table:table-cell table:style-name="Table1.A2" office:value-type="string">
            <text:p text:style-name="CODE_20_LISTING">BAUD_38400 </text:p>
          </table:table-cell>
        </table:table-row>
        <table:table-row>
          <table:table-cell table:style-name="Table1.A2" office:value-type="string">
            <text:p text:style-name="CODE_20_LISTING">BAUD_57600 </text:p>
          </table:table-cell>
        </table:table-row>
        <table:table-row>
          <table:table-cell table:style-name="Table1.A2" office:value-type="string">
            <text:p text:style-name="CODE_20_LISTING">BAUD_115200 </text:p>
          </table:table-cell>
        </table:table-row>
      </table:table>
      <text:p text:style-name="Table">Table <text:sequence text:ref-name="refTable0" text:name="Table" text:formula="ooow:Table+1" style:num-format="1">1.1</text:sequence>: Serial Baud Rates</text:p>
      <text:p text:style-name="CODE_20_LISTING"/>
      <text:p text:style-name="Example"/>
      <text:p text:style-name="Example"><text:tab/>Serial_Init(SCI1);</text:p>
      <text:p text:style-name="Example"><text:tab/>Serial_setbaudrate(SCI1,BAUD_19200);</text:p>
      <text:p text:style-name="Example"/>
      <text:p text:style-name="P3"/>
      <text:p text:style-name="Standard"/>
      <text:h text:style-name="Heading_20_3" text:outline-level="3"><text:s text:c="2"/>Serial_rxbyte()</text:h>
      <table:table table:name="Serial_rxbyte" table:style-name="Serial_5f_rxbyte">
        <table:table-column table:style-name="Serial_5f_rxbyte.A" table:number-columns-repeated="2"/>
        <table:table-column table:style-name="Serial_5f_rxbyte.C"/>
        <table:table-column table:style-name="Serial_5f_rxbyte.D"/>
        <table:table-row>
          <table:table-cell table:style-name="Serial_5f_rxbyte.A1" office:value-type="string">
            <text:p text:style-name="Table_20_Contents"/>
          </table:table-cell>
          <table:table-cell table:style-name="Serial_5f_rxbyte.B1" table:number-columns-spanned="3" office:value-type="string">
            <text:p text:style-name="P5">byte Serial_rxbyte(int port, byte <text:s/>rxdata)</text:p>
          </table:table-cell>
          <table:covered-table-cell/>
          <table:covered-table-cell/>
        </table:table-row>
        <table:table-row>
          <table:table-cell table:style-name="Serial_5f_rxbyte.A2" office:value-type="string">
            <text:p text:style-name="Table_20_Contents"/>
          </table:table-cell>
          <table:table-cell table:style-name="Serial_5f_rxbyte.B2" office:value-type="string">
            <text:p text:style-name="Table_20_Contents">int port</text:p>
          </table:table-cell>
          <table:table-cell table:style-name="Serial_5f_rxbyte.B2" office:value-type="string">
            <text:p text:style-name="Table_20_Contents">Selects which port </text:p>
          </table:table-cell>
          <table:table-cell table:style-name="Serial_5f_rxbyte.D2" office:value-type="string">
            <text:p text:style-name="Table_20_Contents"/>
          </table:table-cell>
        </table:table-row>
        <table:table-row>
          <table:table-cell table:style-name="Serial_5f_rxbyte.A2" office:value-type="string">
            <text:p text:style-name="Standard"/>
          </table:table-cell>
          <table:table-cell table:style-name="Serial_5f_rxbyte.B2" office:value-type="string">
            <text:p text:style-name="Standard">Byte <text:s/>rxdata</text:p>
          </table:table-cell>
          <table:table-cell table:style-name="Serial_5f_rxbyte.B2" office:value-type="string">
            <text:p text:style-name="P2">Pointer to data to receive.</text:p>
          </table:table-cell>
          <table:table-cell table:style-name="Serial_5f_rxbyte.D2" office:value-type="string">
            <text:p text:style-name="Standard"/>
          </table:table-cell>
        </table:table-row>
        <table:table-row>
          <table:table-cell table:style-name="Serial_5f_rxbyte.A4" office:value-type="string">
            <text:p text:style-name="Table_20_Contents"/>
          </table:table-cell>
          <table:table-cell table:style-name="Serial_5f_rxbyte.B4" office:value-type="string">
            <text:p text:style-name="Table_20_Contents">Return:</text:p>
          </table:table-cell>
          <table:table-cell table:style-name="Serial_5f_rxbyte.B4" office:value-type="string">
            <text:p text:style-name="Table_20_Contents">0 if character available, <text:span text:style-name="filename"><text:span text:style-name="T1">RX_EMPTY</text:span></text:span> if no receive data.</text:p>
          </table:table-cell>
          <table:table-cell table:style-name="Serial_5f_rxbyte.D4" office:value-type="string">
            <text:p text:style-name="Table_20_Contents"/>
          </table:table-cell>
        </table:table-row>
      </table:table>
      <text:p text:style-name="Standard">Checks the buffer to see if a character is available. Returns 0 if available and puts the character in to rxdata. Does not wait.</text:p>
      <text:p text:style-name="Standard"/>
      <text:p text:style-name="Standard"/>
      <text:p text:style-name="Standard"/>
      <text:p text:style-name="Standard"/>
      <text:h text:style-name="Heading_20_3" text:outline-level="3"><text:s text:c="2"/>Serial_txbyte()</text:h>
      <table:table table:name="Serial_txbyte" table:style-name="Serial_5f_txbyte">
        <table:table-column table:style-name="Serial_5f_txbyte.A" table:number-columns-repeated="2"/>
        <table:table-column table:style-name="Serial_5f_txbyte.C"/>
        <table:table-column table:style-name="Serial_5f_txbyte.D"/>
        <table:table-row>
          <table:table-cell table:style-name="Serial_5f_txbyte.A1" office:value-type="string">
            <text:p text:style-name="Table_20_Contents"/>
          </table:table-cell>
          <table:table-cell table:style-name="Serial_5f_txbyte.B1" table:number-columns-spanned="3" office:value-type="string">
            <text:p text:style-name="P5">byte Serial_txbyte(int port, byte <text:s/>data)</text:p>
          </table:table-cell>
          <table:covered-table-cell/>
          <table:covered-table-cell/>
        </table:table-row>
        <table:table-row>
          <table:table-cell table:style-name="Serial_5f_txbyte.A2" office:value-type="string">
            <text:p text:style-name="Table_20_Contents"/>
          </table:table-cell>
          <table:table-cell table:style-name="Serial_5f_txbyte.B2" office:value-type="string">
            <text:p text:style-name="Table_20_Contents">int port</text:p>
          </table:table-cell>
          <table:table-cell table:style-name="Serial_5f_txbyte.B2" office:value-type="string">
            <text:p text:style-name="Table_20_Contents">Selects which port </text:p>
          </table:table-cell>
          <table:table-cell table:style-name="Serial_5f_txbyte.D2" office:value-type="string">
            <text:p text:style-name="Table_20_Contents"/>
          </table:table-cell>
        </table:table-row>
        <table:table-row>
          <table:table-cell table:style-name="Serial_5f_txbyte.A2" office:value-type="string">
            <text:p text:style-name="Standard"/>
          </table:table-cell>
          <table:table-cell table:style-name="Serial_5f_txbyte.B2" office:value-type="string">
            <text:p text:style-name="Standard">byte <text:s/>data</text:p>
          </table:table-cell>
          <table:table-cell table:style-name="Serial_5f_txbyte.B2" office:value-type="string">
            <text:p text:style-name="P2">Pointer to data to receive.</text:p>
          </table:table-cell>
          <table:table-cell table:style-name="Serial_5f_txbyte.D2" office:value-type="string">
            <text:p text:style-name="Standard"/>
          </table:table-cell>
        </table:table-row>
        <table:table-row>
          <table:table-cell table:style-name="Serial_5f_txbyte.A4" office:value-type="string">
            <text:p text:style-name="Table_20_Contents"/>
          </table:table-cell>
          <table:table-cell table:style-name="Serial_5f_txbyte.B4" office:value-type="string">
            <text:p text:style-name="Table_20_Contents">Return:</text:p>
          </table:table-cell>
          <table:table-cell table:style-name="Serial_5f_txbyte.B4" office:value-type="string">
            <text:p text:style-name="Table_20_Contents">0 if no error, <text:span text:style-name="filename"><text:span text:style-name="T1">TX_FULL</text:span></text:span><text:span text:style-name="T2"> </text:span>if tx buffer is full.</text:p>
          </table:table-cell>
          <table:table-cell table:style-name="Serial_5f_txbyte.D4" office:value-type="string">
            <text:p text:style-name="Table_20_Contents"/>
          </table:table-cell>
        </table:table-row>
      </table:table>
      <text:p text:style-name="Standard"/>
      <text:p text:style-name="Caption"/>
      <text:p text:style-name="Standard"><text:alphabetical-index-mark-start text:id="IMark159271884" text:key1="Code Examples" text:key2="Serial Port"/>Serial Port Example Code<text:alphabetical-index-mark-end text:id="IMark159271884"/></text:p>
      <text:p text:style-name="Example"/>
      <text:p text:style-name="Example"><text:tab/>// General form of the calls.</text:p>
      <text:p text:style-name="Example"><text:tab/>byte rxdata;<text:tab/><text:tab/><text:tab/><text:tab/><text:tab/>// Variable to receive a character.</text:p>
      <text:p text:style-name="Example"><text:tab/>byte rc;<text:tab/><text:tab/><text:tab/><text:tab/><text:tab/>// return code.</text:p>
      <text:p text:style-name="Example"><text:tab/>Serial_init(SCI1);<text:tab/><text:tab/><text:tab/><text:tab/>// Must initialize </text:p>
      <text:p text:style-name="Example"><text:tab/>Serial_setbaudrate(SCI1,BAUD_115200); <text:s/><text:tab/>// Set the baud rate to 115200 </text:p>
      <text:p text:style-name="Example"><text:tab/>Serial_txbyte<text:span text:style-name="T4">(</text:span><text:span text:style-name="T5">SCI1</text:span><text:span text:style-name="T4">,</text:span><text:span text:style-name="T5"> 'A'</text:span>);<text:tab/><text:tab/><text:tab/>// Send the character 'A'</text:p>
      <text:p text:style-name="Example"><text:tab/>rc = Serial_rxbyte(SCI1,&amp;rxdata); <text:s text:c="3"/><text:tab/>// See if an rx character is there.</text:p>
      <text:p text:style-name="Example"/>
      <text:p text:style-name="Example"><text:tab/>// Was there a character waiting?</text:p>
      <text:p text:style-name="Example"><text:tab/>if(0 == rc )</text:p>
      <text:p text:style-name="Example"><text:tab/>{</text:p>
      <text:p text:style-name="Example"><text:tab/><text:tab/>// Yes, so echo it. Loop until there room in buffer.</text:p>
      <text:p text:style-name="Example"><text:tab/><text:tab/>while(TX_FULL == Serial_txbyte<text:span text:style-name="T4">(</text:span><text:span text:style-name="T5">SCI1</text:span><text:span text:style-name="T4">,</text:span><text:span text:style-name="T5"> rxdata</text:span>))</text:p>
      <text:p text:style-name="Example"><text:tab/><text:tab/><text:tab/>;</text:p>
      <text:p text:style-name="Example"><text:tab/>}</text:p>
      <text:p text:style-name="Example"/>
      <text:h text:style-name="P10" text:outline-level="2">I2C</text:h>
      <text:p text:style-name="Standard"/>
      <text:h text:style-name="Heading_20_3" text:outline-level="3"><text:s text:c="2"/>I2CInit()</text:h>
      <table:table table:name="I2CInit" table:style-name="I2CInit">
        <table:table-column table:style-name="I2CInit.A"/>
        <table:table-column table:style-name="I2CInit.B"/>
        <table:table-column table:style-name="I2CInit.C"/>
        <table:table-column table:style-name="I2CInit.D"/>
        <table:table-row table:style-name="I2CInit.1">
          <table:table-cell table:style-name="I2CInit.A1" office:value-type="string">
            <text:p text:style-name="Table_20_Contents"/>
          </table:table-cell>
          <table:table-cell table:style-name="I2CInit.B1" table:number-columns-spanned="3" office:value-type="string">
            <text:p text:style-name="P5">void I2CInit(void)</text:p>
          </table:table-cell>
          <table:covered-table-cell/>
          <table:covered-table-cell/>
        </table:table-row>
        <table:table-row table:style-name="I2CInit.1">
          <table:table-cell table:style-name="I2CInit.A2" office:value-type="string">
            <text:p text:style-name="Table_20_Contents"/>
          </table:table-cell>
          <table:table-cell table:style-name="I2CInit.B2" office:value-type="string">
            <text:p text:style-name="Table_20_Contents">Notes: This call also will un-hang any I2C device. With many I2C devices, if the MCU is reset or crashes while the device is sending, the device will still need to finish sends a byte.</text:p>
            <text:p text:style-name="Table_20_Contents">This call manually clocks away this remaining data.</text:p>
          </table:table-cell>
          <table:table-cell table:style-name="I2CInit.B2" office:value-type="string">
            <text:p text:style-name="Table_20_Contents"/>
          </table:table-cell>
          <table:table-cell table:style-name="I2CInit.D2" office:value-type="string">
            <text:p text:style-name="Table_20_Contents"/>
          </table:table-cell>
        </table:table-row>
      </table:table>
      <text:p text:style-name="Standard"/>
      <text:p text:style-name="Standard">The baud rate is initially set to 100KHz. Different devices can handle higher baud rates depending upon the devices specification, Vdd voltage and length of connection wires.</text:p>
      <text:p text:style-name="Standard"/>
      <text:h text:style-name="Heading_20_3" text:outline-level="3"><text:s text:c="2"/>I2CSetBaudrate()</text:h>
      <table:table table:name="I2CSetBaudrate" table:style-name="I2CSetBaudrate">
        <table:table-column table:style-name="I2CSetBaudrate.A" table:number-columns-repeated="2"/>
        <table:table-column table:style-name="I2CSetBaudrate.C"/>
        <table:table-column table:style-name="I2CSetBaudrate.D"/>
        <table:table-row table:style-name="I2CSetBaudrate.1">
          <table:table-cell table:style-name="I2CSetBaudrate.A1" office:value-type="string">
            <text:p text:style-name="Table_20_Contents"/>
          </table:table-cell>
          <table:table-cell table:style-name="I2CSetBaudrate.B1" table:number-columns-spanned="3" office:value-type="string">
            <text:p text:style-name="P5">byte I2CSetBaudrate(int ratekhz)</text:p>
          </table:table-cell>
          <table:covered-table-cell/>
          <table:covered-table-cell/>
        </table:table-row>
        <table:table-row table:style-name="I2CSetBaudrate.1">
          <table:table-cell table:style-name="I2CSetBaudrate.A2" office:value-type="string">
            <text:p text:style-name="Table_20_Contents"/>
          </table:table-cell>
          <table:table-cell table:style-name="I2CSetBaudrate.B2" office:value-type="string">
            <text:p text:style-name="Standard">int ratekhz</text:p>
          </table:table-cell>
          <table:table-cell table:style-name="I2CSetBaudrate.B2" office:value-type="string">
            <text:p text:style-name="Table_20_Contents">Sets the I2C Bus baud to the approximate value requested</text:p>
          </table:table-cell>
          <table:table-cell table:style-name="I2CSetBaudrate.D2" office:value-type="string">
            <text:p text:style-name="Table_20_Contents"/>
          </table:table-cell>
        </table:table-row>
        <table:table-row table:style-name="I2CSetBaudrate.1">
          <table:table-cell table:style-name="I2CSetBaudrate.A3" office:value-type="string">
            <text:p text:style-name="Table_20_Contents"/>
          </table:table-cell>
          <table:table-cell table:style-name="I2CSetBaudrate.B3" office:value-type="string">
            <text:p text:style-name="Standard">Returns</text:p>
          </table:table-cell>
          <table:table-cell table:style-name="I2CSetBaudrate.B3" office:value-type="string">
            <text:p text:style-name="P4">ERROR_NONE, ERROR_BUSBUSY </text:p>
          </table:table-cell>
          <table:table-cell table:style-name="I2CSetBaudrate.D3" office:value-type="string">
            <text:p text:style-name="Table_20_Contents"/>
          </table:table-cell>
        </table:table-row>
      </table:table>
      <text:p text:style-name="Standard">You can't set the baud rate while in a transaction.</text:p>
      <text:p text:style-name="Standard"/>
      <text:p text:style-name="Example"/>
      <text:p text:style-name="Example"><text:tab/>// Wait until not busy to set the baud rate.</text:p>
      <text:p text:style-name="Example"><text:tab/>while (I2CSetBaudrate(300) == <text:s/>ERROR_BUSBUSY)</text:p>
      <text:p text:style-name="Example"><text:tab/><text:tab/>;</text:p>
      <text:p text:style-name="Example"/>
      <text:h text:style-name="Heading_20_3" text:outline-level="3"><text:s text:c="2"/>I2CSetDeviceAddress()</text:h>
      <table:table table:name="I2CSetDeviceAddress" table:style-name="I2CSetDeviceAddress">
        <table:table-column table:style-name="I2CSetDeviceAddress.A" table:number-columns-repeated="2"/>
        <table:table-column table:style-name="I2CSetDeviceAddress.C"/>
        <table:table-column table:style-name="I2CSetDeviceAddress.D"/>
        <table:table-row table:style-name="I2CSetDeviceAddress.1">
          <table:table-cell table:style-name="I2CSetDeviceAddress.A1" office:value-type="string">
            <text:p text:style-name="Table_20_Contents"/>
          </table:table-cell>
          <table:table-cell table:style-name="I2CSetDeviceAddress.B1" table:number-columns-spanned="3" office:value-type="string">
            <text:p text:style-name="P5">void I2CSetDeviceAddress(byte address)</text:p>
          </table:table-cell>
          <table:covered-table-cell/>
          <table:covered-table-cell/>
        </table:table-row>
        <table:table-row table:style-name="I2CSetDeviceAddress.1">
          <table:table-cell table:style-name="I2CSetDeviceAddress.A2" office:value-type="string">
            <text:p text:style-name="Table_20_Contents"/>
          </table:table-cell>
          <table:table-cell table:style-name="I2CSetDeviceAddress.B2" office:value-type="string">
            <text:p text:style-name="Table_20_Contents">byte port</text:p>
          </table:table-cell>
          <table:table-cell table:style-name="I2CSetDeviceAddress.B2" office:value-type="string">
            <text:p text:style-name="Table_20_Contents">Set the I2C Device address. Generally from the spec sheet of the device.</text:p>
          </table:table-cell>
          <table:table-cell table:style-name="I2CSetDeviceAddress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h text:style-name="Heading_20_3" text:outline-level="3"><text:s text:c="2"/>I2CSend()</text:h>
      <table:table table:name="I2CSend" table:style-name="I2CSend">
        <table:table-column table:style-name="I2CSend.A" table:number-columns-repeated="2"/>
        <table:table-column table:style-name="I2CSend.C"/>
        <table:table-column table:style-name="I2CSend.D"/>
        <table:table-row>
          <table:table-cell table:style-name="I2CSend.A1" office:value-type="string">
            <text:p text:style-name="Table_20_Contents"/>
          </table:table-cell>
          <table:table-cell table:style-name="I2CSend.B1" table:number-columns-spanned="3" office:value-type="string">
            <text:p text:style-name="P5">byte I2CSend(byte* data,word size)</text:p>
          </table:table-cell>
          <table:covered-table-cell/>
          <table:covered-table-cell/>
        </table:table-row>
        <table:table-row>
          <table:table-cell table:style-name="I2CSend.A2" office:value-type="string">
            <text:p text:style-name="Standard"/>
          </table:table-cell>
          <table:table-cell table:style-name="I2CSend.B2" office:value-type="string">
            <text:p text:style-name="Standard">byte <text:s/>data</text:p>
          </table:table-cell>
          <table:table-cell table:style-name="I2CSend.B2" office:value-type="string">
            <text:p text:style-name="Table_20_Contents">Pointer to data to send.</text:p>
          </table:table-cell>
          <table:table-cell table:style-name="I2CSend.D2" office:value-type="string">
            <text:p text:style-name="Table_20_Contents"/>
          </table:table-cell>
        </table:table-row>
        <table:table-row>
          <table:table-cell table:style-name="I2CSend.A2" office:value-type="string">
            <text:p text:style-name="Standard"/>
          </table:table-cell>
          <table:table-cell table:style-name="I2CSend.B2" office:value-type="string">
            <text:p text:style-name="Standard">word size</text:p>
          </table:table-cell>
          <table:table-cell table:style-name="I2CSend.B2" office:value-type="string">
            <text:p text:style-name="P2">How many bytes to send</text:p>
          </table:table-cell>
          <table:table-cell table:style-name="I2CSend.D2" office:value-type="string">
            <text:p text:style-name="Standard"/>
          </table:table-cell>
        </table:table-row>
        <table:table-row>
          <table:table-cell table:style-name="I2CSend.A4" office:value-type="string">
            <text:p text:style-name="Table_20_Contents"/>
          </table:table-cell>
          <table:table-cell table:style-name="I2CSend.B4" office:value-type="string">
            <text:p text:style-name="Table_20_Contents">Return:</text:p>
          </table:table-cell>
          <table:table-cell table:style-name="I2CSend.B4" office:value-type="string">
            <text:p text:style-name="P4">ERROR_NONE,ERROR_BUSBUSY</text:p>
          </table:table-cell>
          <table:table-cell table:style-name="I2CSend.D4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h text:style-name="Heading_20_3" text:outline-level="3"><text:s text:c="2"/>I2CRecieve()</text:h>
      <table:table table:name="I2CRecieve" table:style-name="I2CRecieve">
        <table:table-column table:style-name="I2CRecieve.A" table:number-columns-repeated="2"/>
        <table:table-column table:style-name="I2CRecieve.C"/>
        <table:table-column table:style-name="I2CRecieve.D"/>
        <table:table-row>
          <table:table-cell table:style-name="I2CRecieve.A1" office:value-type="string">
            <text:p text:style-name="Table_20_Contents"/>
          </table:table-cell>
          <table:table-cell table:style-name="I2CRecieve.B1" table:number-columns-spanned="3" office:value-type="string">
            <text:p text:style-name="P5">byte I2CRecieve(byte* data,word size)</text:p>
          </table:table-cell>
          <table:covered-table-cell/>
          <table:covered-table-cell/>
        </table:table-row>
        <table:table-row>
          <table:table-cell table:style-name="I2CRecieve.A2" office:value-type="string">
            <text:p text:style-name="Standard"/>
          </table:table-cell>
          <table:table-cell table:style-name="I2CRecieve.B2" office:value-type="string">
            <text:p text:style-name="Standard">byte* <text:s/>data</text:p>
          </table:table-cell>
          <table:table-cell table:style-name="I2CRecieve.B2" office:value-type="string">
            <text:p text:style-name="Table_20_Contents">Pointer to receive buffer.</text:p>
          </table:table-cell>
          <table:table-cell table:style-name="I2CRecieve.D2" office:value-type="string">
            <text:p text:style-name="Table_20_Contents"/>
          </table:table-cell>
        </table:table-row>
        <table:table-row>
          <table:table-cell table:style-name="I2CRecieve.A2" office:value-type="string">
            <text:p text:style-name="Standard"/>
          </table:table-cell>
          <table:table-cell table:style-name="I2CRecieve.B2" office:value-type="string">
            <text:p text:style-name="Standard">word size</text:p>
          </table:table-cell>
          <table:table-cell table:style-name="I2CRecieve.B2" office:value-type="string">
            <text:p text:style-name="P2">How many bytes to send</text:p>
          </table:table-cell>
          <table:table-cell table:style-name="I2CRecieve.D2" office:value-type="string">
            <text:p text:style-name="Standard"/>
          </table:table-cell>
        </table:table-row>
        <table:table-row>
          <table:table-cell table:style-name="I2CRecieve.A4" office:value-type="string">
            <text:p text:style-name="Table_20_Contents"/>
          </table:table-cell>
          <table:table-cell table:style-name="I2CRecieve.B4" office:value-type="string">
            <text:p text:style-name="Table_20_Contents">Return:</text:p>
          </table:table-cell>
          <table:table-cell table:style-name="I2CRecieve.B4" office:value-type="string">
            <text:p text:style-name="P4">ERROR_NONE,ERROR_BUSBUSY</text:p>
          </table:table-cell>
          <table:table-cell table:style-name="I2CRecieve.D4" office:value-type="string">
            <text:p text:style-name="Table_20_Contents"/>
          </table:table-cell>
        </table:table-row>
      </table:table>
      <text:p text:style-name="Standard"/>
      <text:h text:style-name="Heading_20_3" text:outline-level="3"><text:span text:style-name="T6"><text:s text:c="2"/>I2CSetDeviceAddress</text:span>()</text:h>
      <table:table table:name="126I2CSetDeviceAddress" table:style-name="_31_26I2CSetDeviceAddress">
        <table:table-column table:style-name="_31_26I2CSetDeviceAddress.A" table:number-columns-repeated="2"/>
        <table:table-column table:style-name="_31_26I2CSetDeviceAddress.C"/>
        <table:table-column table:style-name="_31_26I2CSetDeviceAddress.D"/>
        <table:table-row table:style-name="_31_26I2CSetDeviceAddress.1">
          <table:table-cell table:style-name="_31_26I2CSetDeviceAddress.A1" office:value-type="string">
            <text:p text:style-name="Table_20_Contents"/>
          </table:table-cell>
          <table:table-cell table:style-name="_31_26I2CSetDeviceAddress.B1" table:number-columns-spanned="3" office:value-type="string">
            <text:p text:style-name="P5">void I2CSetDeviceAddress(byte address)</text:p>
          </table:table-cell>
          <table:covered-table-cell/>
          <table:covered-table-cell/>
        </table:table-row>
        <table:table-row table:style-name="_31_26I2CSetDeviceAddress.1">
          <table:table-cell table:style-name="_31_26I2CSetDeviceAddress.A2" office:value-type="string">
            <text:p text:style-name="Table_20_Contents"/>
          </table:table-cell>
          <table:table-cell table:style-name="_31_26I2CSetDeviceAddress.B2" office:value-type="string">
            <text:p text:style-name="Table_20_Contents">byte port</text:p>
          </table:table-cell>
          <table:table-cell table:style-name="_31_26I2CSetDeviceAddress.B2" office:value-type="string">
            <text:p text:style-name="Table_20_Contents">Sets the I2C Device address. Generally from the spec sheet of the device and the schematic of the board.</text:p>
          </table:table-cell>
          <table:table-cell table:style-name="_31_26I2CSetDeviceAddress.D2" office:value-type="string">
            <text:p text:style-name="Table_20_Contents"/>
          </table:table-cell>
        </table:table-row>
      </table:table>
      <text:p text:style-name="Standard"/>
      <text:p text:style-name="Standard">Some <text:a xlink:type="simple" xlink:href="mailto:I@C">I</text:a>2C Devices have address lines that allow modifying the the devices address, so you need to look at both the specification sheet for the device and the schematic of the board.</text:p>
      <text:h text:style-name="Heading_20_3" text:outline-level="3"><text:s text:c="2"/>I2CGetRemainingSendBytes()</text:h>
      <table:table table:name="I2CGetRemainingSendBytes" table:style-name="I2CGetRemainingSendBytes">
        <table:table-column table:style-name="I2CGetRemainingSendBytes.A" table:number-columns-repeated="2"/>
        <table:table-column table:style-name="I2CGetRemainingSendBytes.C"/>
        <table:table-column table:style-name="I2CGetRemainingSendBytes.D"/>
        <table:table-row table:style-name="I2CGetRemainingSendBytes.1">
          <table:table-cell table:style-name="I2CGetRemainingSendBytes.A1" office:value-type="string">
            <text:p text:style-name="Table_20_Contents"/>
          </table:table-cell>
          <table:table-cell table:style-name="I2CGetRemainingSendBytes.B1" table:number-columns-spanned="3" office:value-type="string">
            <text:p text:style-name="P5">word I2CGetRemainingSendBytes(void)</text:p>
          </table:table-cell>
          <table:covered-table-cell/>
          <table:covered-table-cell/>
        </table:table-row>
        <table:table-row table:style-name="I2CGetRemainingSendBytes.1">
          <table:table-cell table:style-name="I2CGetRemainingSendBytes.A2" office:value-type="string">
            <text:p text:style-name="Table_20_Contents"/>
          </table:table-cell>
          <table:table-cell table:style-name="I2CGetRemainingSendBytes.B2" office:value-type="string">
            <text:p text:style-name="Table_20_Contents">Returns:</text:p>
          </table:table-cell>
          <table:table-cell table:style-name="I2CGetRemainingSendBytes.B2" office:value-type="string">
            <text:p text:style-name="Table_20_Contents">Bytes left to be sent.</text:p>
          </table:table-cell>
          <table:table-cell table:style-name="I2CGetRemainingSendBytes.D2" office:value-type="string">
            <text:p text:style-name="Table_20_Contents"/>
          </table:table-cell>
        </table:table-row>
      </table:table>
      <text:p text:style-name="Standard"/>
      <text:p text:style-name="Standard">This returns how many bytes are left in the I2C send buffer.</text:p>
      <text:h text:style-name="Heading_20_3" text:outline-level="3"><text:s text:c="2"/>I2CGetRemainingRecieveBytes()</text:h>
      <table:table table:name="I2CGetRemainingRecieveBytes" table:style-name="I2CGetRemainingRecieveBytes">
        <table:table-column table:style-name="I2CGetRemainingRecieveBytes.A" table:number-columns-repeated="2"/>
        <table:table-column table:style-name="I2CGetRemainingRecieveBytes.C"/>
        <table:table-column table:style-name="I2CGetRemainingRecieveBytes.D"/>
        <table:table-row table:style-name="I2CGetRemainingRecieveBytes.1">
          <table:table-cell table:style-name="I2CGetRemainingRecieveBytes.A1" office:value-type="string">
            <text:p text:style-name="Table_20_Contents"/>
          </table:table-cell>
          <table:table-cell table:style-name="I2CGetRemainingRecieveBytes.B1" table:number-columns-spanned="3" office:value-type="string">
            <text:p text:style-name="P5">word I2CGetRemainingRecieveBytes(void)</text:p>
          </table:table-cell>
          <table:covered-table-cell/>
          <table:covered-table-cell/>
        </table:table-row>
        <table:table-row table:style-name="I2CGetRemainingRecieveBytes.1">
          <table:table-cell table:style-name="I2CGetRemainingRecieveBytes.A2" office:value-type="string">
            <text:p text:style-name="Table_20_Contents"/>
          </table:table-cell>
          <table:table-cell table:style-name="I2CGetRemainingRecieveBytes.B2" office:value-type="string">
            <text:p text:style-name="Table_20_Contents">Returns:</text:p>
          </table:table-cell>
          <table:table-cell table:style-name="I2CGetRemainingRecieveBytes.B2" office:value-type="string">
            <text:p text:style-name="Table_20_Contents">Bytes left to be received.</text:p>
          </table:table-cell>
          <table:table-cell table:style-name="I2CGetRemainingRecieveBytes.D2" office:value-type="string">
            <text:p text:style-name="Table_20_Contents"/>
          </table:table-cell>
        </table:table-row>
      </table:table>
      <text:p text:style-name="Standard"/>
      <text:h text:style-name="Heading_20_3" text:outline-level="3"><text:s text:c="2"/>I2CGetLastError()</text:h>
      <table:table table:name="I2CGetLastError" table:style-name="I2CGetLastError">
        <table:table-column table:style-name="I2CGetLastError.A" table:number-columns-repeated="2"/>
        <table:table-column table:style-name="I2CGetLastError.C"/>
        <table:table-column table:style-name="I2CGetLastError.D"/>
        <table:table-row table:style-name="I2CGetLastError.1">
          <table:table-cell table:style-name="I2CGetLastError.A1" office:value-type="string">
            <text:p text:style-name="Table_20_Contents"/>
          </table:table-cell>
          <table:table-cell table:style-name="I2CGetLastError.B1" table:number-columns-spanned="3" office:value-type="string">
            <text:p text:style-name="P5">byte I2CGetLastError(void)</text:p>
          </table:table-cell>
          <table:covered-table-cell/>
          <table:covered-table-cell/>
        </table:table-row>
        <table:table-row table:style-name="I2CGetLastError.1">
          <table:table-cell table:style-name="I2CGetLastError.A2" office:value-type="string">
            <text:p text:style-name="Table_20_Contents"/>
          </table:table-cell>
          <table:table-cell table:style-name="I2CGetLastError.B2" office:value-type="string">
            <text:p text:style-name="Table_20_Contents">Returns:</text:p>
          </table:table-cell>
          <table:table-cell table:style-name="I2CGetLastError.B2" office:value-type="string">
            <text:p text:style-name="Table_20_Contents">Returns last error</text:p>
          </table:table-cell>
          <table:table-cell table:style-name="I2CGetLastError.D2" office:value-type="string">
            <text:p text:style-name="Table_20_Contents"/>
          </table:table-cell>
        </table:table-row>
      </table:table>
      <text:p text:style-name="Standard">This call helps because certain errors will not be detected when a call is initially <text:s/>made. It is not cleared until read, so it is a good idea to read it before and after a transaction.</text:p>
      <text:p text:style-name="Standard"/>
      <text:p text:style-name="Standard"/>
      <table:table table:name="I2CErrors" table:style-name="I2CErrors">
        <table:table-column table:style-name="I2CErrors.A"/>
        <table:table-column table:style-name="I2CErrors.B"/>
        <table:table-row table:style-name="I2CErrors.1">
          <table:table-cell table:style-name="I2CErrors.A1" office:value-type="string">
            <text:p text:style-name="Standard">ERROR_NONE <text:s text:c="12"/></text:p>
          </table:table-cell>
          <table:table-cell table:style-name="I2CErrors.B1" office:value-type="string">
            <text:p text:style-name="Standard">No error</text:p>
          </table:table-cell>
        </table:table-row>
        <table:table-row table:style-name="I2CErrors.1">
          <table:table-cell table:style-name="I2CErrors.A2" office:value-type="string">
            <text:p text:style-name="Standard">ERROR_BUSBUSY <text:s text:c="5"/></text:p>
          </table:table-cell>
          <table:table-cell table:style-name="I2CErrors.B2" office:value-type="string">
            <text:p text:style-name="Standard">Busy with a current transaction</text:p>
          </table:table-cell>
        </table:table-row>
        <table:table-row table:style-name="I2CErrors.1">
          <table:table-cell table:style-name="I2CErrors.A2" office:value-type="string">
            <text:p text:style-name="Standard">ERROR_NAK <text:s text:c="14"/></text:p>
          </table:table-cell>
          <table:table-cell table:style-name="I2CErrors.B2" office:value-type="string">
            <text:p text:style-name="Standard">Did not receive a ACK (normal if device had no more data to send) Could indicate no device or you used to wrong address</text:p>
          </table:table-cell>
        </table:table-row>
        <table:table-row table:style-name="I2CErrors.1">
          <table:table-cell table:style-name="I2CErrors.A2" office:value-type="string">
            <text:p text:style-name="Standard">ERROR_ARB_LOSS <text:s text:c="8"/></text:p>
          </table:table-cell>
          <table:table-cell table:style-name="I2CErrors.B2" office:value-type="string">
            <text:p text:style-name="Standard">Another master was detected.</text:p>
          </table:table-cell>
        </table:table-row>
      </table:table>
      <text:p text:style-name="Table">Table <text:sequence text:ref-name="refTable1" text:name="Table" text:formula="ooow:Table+1" style:num-format="1">1.2</text:sequence>: I2C Errors</text:p>
      <text:p text:style-name="Standard"/>
      <text:p text:style-name="Standard"/>
      <text:p text:style-name="Standard"/>
      <text:p text:style-name="Standard"/>
      <text:p text:style-name="Example">// 24C32 I2C EEPROM – 32 byte pages</text:p>
      <text:p text:style-name="Example">// Address line A1 high, A0 and A2 low.</text:p>
      <text:p text:style-name="Example">#define I2C_EEPROM_ModuleAddress 0xA4 <text:s/>// One of the address set bit is high.</text:p>
      <text:p text:style-name="Example"/>
      <text:p text:style-name="Example">typedef struct _eeprom_write {</text:p>
      <text:p text:style-name="Example"><text:tab/>word address;</text:p>
      <text:p text:style-name="Example"><text:tab/>byte data[32];</text:p>
      <text:p text:style-name="Example">} EEPROM_WRITE_BLOCK;</text:p>
      <text:p text:style-name="Example"/>
      <text:p text:style-name="Example">EEPROM_WRITE_BLOCK eeprom_write_data;</text:p>
      <text:p text:style-name="Example"/>
      <text:p text:style-name="Example">setup()</text:p>
      <text:p text:style-name="Example">{</text:p>
      <text:p text:style-name="Example"><text:tab/>I2CInit();</text:p>
      <text:p text:style-name="Example"><text:tab/>I2CSetDeviceAddress(I2C_EEPROM_ModuleAddress);</text:p>
      <text:p text:style-name="Example"><text:tab/>eeprom_write_data.address = 0;</text:p>
      <text:p text:style-name="Example"/>
      <text:p text:style-name="Example"><text:tab/>for( i=0 ; i&lt;32 ; ++i)</text:p>
      <text:p text:style-name="Example"><text:tab/><text:tab/> eeprom_write_data.data[i] = i;</text:p>
      <text:p text:style-name="Example"/>
      <text:p text:style-name="Example"><text:tab/>interrupts();</text:p>
      <text:p text:style-name="Example"><text:s text:c="6"/>I2CSend((byte*) &amp;eeprom_write_data,sizeof(EEPROM_WRITE_BLOCK));</text:p>
      <text:p text:style-name="Example">}<text:tab/><text:tab/></text:p>
      <text:p text:style-name="Example"/>
      <text:p text:style-name="Standard"/>
      <text:h text:style-name="Heading_20_2" text:outline-level="2"><text:s text:c="2"/>Button</text:h>
      <text:p text:style-name="Text_20_body"/>
      <text:p text:style-name="Text_20_body">There is a button the Firebird32 connected to PTG0. These APIs use a a callback for each time it changes state. See example at end of section.</text:p>
      <text:p text:style-name="Text_20_body"/>
      <text:h text:style-name="Heading_20_3" text:outline-level="3"><text:s text:c="2"/>BUTTONInit()</text:h>
      <text:p text:style-name="Text_20_body"/>
      <table:table table:name="buttoninit" table:style-name="buttoninit">
        <table:table-column table:style-name="buttoninit.A" table:number-columns-repeated="2"/>
        <table:table-column table:style-name="buttoninit.C"/>
        <table:table-column table:style-name="buttoninit.D"/>
        <table:table-row table:style-name="buttoninit.1">
          <table:table-cell table:style-name="buttoninit.A1" office:value-type="string">
            <text:p text:style-name="Table_20_Contents"/>
          </table:table-cell>
          <table:table-cell table:style-name="buttoninit.B1" table:number-columns-spanned="3" office:value-type="string">
            <text:p text:style-name="P5">void BUTTONInit(void))</text:p>
          </table:table-cell>
          <table:covered-table-cell/>
          <table:covered-table-cell/>
        </table:table-row>
        <table:table-row table:style-name="buttoninit.1">
          <table:table-cell table:style-name="buttoninit.A2" office:value-type="string">
            <text:p text:style-name="Table_20_Contents"/>
          </table:table-cell>
          <table:table-cell table:style-name="buttoninit.B2" office:value-type="string">
            <text:p text:style-name="Table_20_Contents">Returns:</text:p>
          </table:table-cell>
          <table:table-cell table:style-name="buttoninit.B2" office:value-type="string">
            <text:p text:style-name="Table_20_Contents">Nothing</text:p>
          </table:table-cell>
          <table:table-cell table:style-name="buttoninit.D2" office:value-type="string">
            <text:p text:style-name="Table_20_Contents"/>
          </table:table-cell>
        </table:table-row>
      </table:table>
      <text:p text:style-name="Standard"/>
      <text:p text:style-name="Standard">This initializes the input and sets up the de-bounce timer.</text:p>
      <text:p text:style-name="Text_20_body"/>
      <text:h text:style-name="Heading_20_3" text:outline-level="3"><text:s text:c="2"/>BUTTONSetCallback()</text:h>
      <text:p text:style-name="Text_20_body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B1" table:number-columns-spanned="3" office:value-type="string">
            <text:p text:style-name="P5">void BUTTONSetCallback(void(*func)(int state))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Standard"/>
          </table:table-cell>
          <table:table-cell table:style-name="Table2.B2" office:value-type="string">
            <text:p text:style-name="Standard">func </text:p>
          </table:table-cell>
          <table:table-cell table:style-name="Table2.B2" office:value-type="string">
            <text:p text:style-name="Table_20_Contents">Pointer to receive buffer.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B3" office:value-type="string">
            <text:p text:style-name="Standard">Return:</text:p>
          </table:table-cell>
          <table:table-cell table:style-name="Table2.B3" office:value-type="string">
            <text:p text:style-name="Standard">Nothing</text:p>
          </table:table-cell>
          <table:table-cell table:style-name="Table2.D3" office:value-type="string">
            <text:p text:style-name="Table_20_Contents"/>
          </table:table-cell>
        </table:table-row>
      </table:table>
      <text:p text:style-name="Standard"/>
      <text:p text:style-name="Text_20_body">The state is 0 when the button is pushed.</text:p>
      <text:p text:style-name="Text_20_body"/>
      <text:p text:style-name="Text_20_body"/>
      <text:p text:style-name="Example"/>
      <text:p text:style-name="Example">#define LED<text:tab/><text:tab/>13 <text:s text:c="2"/>// Pin number for the LED</text:p>
      <text:p text:style-name="Example"/>
      <text:p text:style-name="Example">// Our call back function prototype. </text:p>
      <text:p text:style-name="Example">void OnButtonChanged(int state);</text:p>
      <text:p text:style-name="Example"/>
      <text:p text:style-name="Example">// This is called each time the button changes state.</text:p>
      <text:p text:style-name="Example">// state is the de-bounced state of the button</text:p>
      <text:p text:style-name="Example">void OnButtonChanged(int state)</text:p>
      <text:p text:style-name="Example">{</text:p>
      <text:p text:style-name="Example"><text:tab/>// Turn the LED off or on based on the state </text:p>
      <text:p text:style-name="Example"><text:tab/>// of the button.</text:p>
      <text:p text:style-name="Example"><text:tab/>if(!state) <text:s/>// If pushed, turn button off</text:p>
      <text:p text:style-name="Example"><text:tab/><text:tab/>digitalWrite(LED,0);</text:p>
      <text:p text:style-name="Example"><text:tab/>else</text:p>
      <text:p text:style-name="Example"><text:tab/><text:tab/>digitalWrite(LED,1);</text:p>
      <text:p text:style-name="Example">}</text:p>
      <text:p text:style-name="Example"/>
      <text:p text:style-name="Example">// Initialize for the button and LED.</text:p>
      <text:p text:style-name="Example">void setup()</text:p>
      <text:p text:style-name="Example">{</text:p>
      <text:p text:style-name="Example"><text:tab/>BUTTONInit();</text:p>
      <text:p text:style-name="Example"><text:tab/>BUTTONSetCallback(OnButtonChanged);</text:p>
      <text:p text:style-name="Example"><text:s text:c="6"/>pinMode(LED,OUTPUT);</text:p>
      <text:p text:style-name="Example"/>
      <text:p text:style-name="Example">}</text:p>
      <text:p text:style-name="Text_20_body"/>
      <text:h text:style-name="Heading_20_2" text:outline-level="2">LCD</text:h>
      <text:p text:style-name="Text_20_body">If you connect the LCD as follows, it will work with the framework. This is how the LCD is connected on Wytec boards.</text:p>
      <text:p text:style-name="Text_20_body">This assumes an HD44780 or compatible LCD module, 4 bit interface.</text:p>
      <text:p text:style-name="Text_20_body"><text:s/></text:p>
      <table:table table:name="LCDConnection" table:style-name="LCDConnection">
        <table:table-column table:style-name="LCDConnection.A"/>
        <table:table-column table:style-name="LCDConnection.B"/>
        <table:table-row>
          <table:table-cell table:style-name="LCDConnection.A1" office:value-type="string">
            <text:p text:style-name="Text_20_body"><text:s text:c="3"/>PTA0 </text:p>
          </table:table-cell>
          <table:table-cell table:style-name="LCDConnection.B1" office:value-type="string">
            <text:p text:style-name="Text_20_body"><text:s/>RS (data/command) (Pin 4 on LCD module)</text:p>
          </table:table-cell>
        </table:table-row>
        <table:table-row>
          <table:table-cell table:style-name="LCDConnection.A2" office:value-type="string">
            <text:p text:style-name="Text_20_body"><text:s text:c="4"/>PTA1 </text:p>
          </table:table-cell>
          <table:table-cell table:style-name="LCDConnection.B2" office:value-type="string">
            <text:p text:style-name="Text_20_body"><text:s/>EN <text:s/>(Write pulse) (Pin 6, also called E)</text:p>
          </table:table-cell>
        </table:table-row>
        <table:table-row>
          <table:table-cell table:style-name="LCDConnection.A2" office:value-type="string">
            <text:p text:style-name="Text_20_body"><text:s text:c="4"/>PTA2 </text:p>
          </table:table-cell>
          <table:table-cell table:style-name="LCDConnection.B2" office:value-type="string">
            <text:p text:style-name="Text_20_body"><text:s/>Data 4 <text:s/>(Pin 11) <text:s text:c="3"/></text:p>
          </table:table-cell>
        </table:table-row>
        <table:table-row>
          <table:table-cell table:style-name="LCDConnection.A2" office:value-type="string">
            <text:p text:style-name="Text_20_body"><text:s text:c="4"/>PTA3 </text:p>
          </table:table-cell>
          <table:table-cell table:style-name="LCDConnection.B2" office:value-type="string">
            <text:p text:style-name="Text_20_body"><text:s/>Data 5 <text:s/>(Pin 12)</text:p>
          </table:table-cell>
        </table:table-row>
        <table:table-row>
          <table:table-cell table:style-name="LCDConnection.A2" office:value-type="string">
            <text:p text:style-name="Text_20_body"><text:s text:c="4"/>PTA4 </text:p>
          </table:table-cell>
          <table:table-cell table:style-name="LCDConnection.B2" office:value-type="string">
            <text:p text:style-name="Text_20_body"><text:s/>Data 6 <text:s/>(Pin 13) </text:p>
          </table:table-cell>
        </table:table-row>
        <table:table-row>
          <table:table-cell table:style-name="LCDConnection.A2" office:value-type="string">
            <text:p text:style-name="Text_20_body"><text:s text:c="4"/>PTA5 </text:p>
          </table:table-cell>
          <table:table-cell table:style-name="LCDConnection.B2" office:value-type="string">
            <text:p text:style-name="Text_20_body"><text:s/>Data 7 <text:s/>(Pin 14)</text:p>
          </table:table-cell>
        </table:table-row>
      </table:table>
      <text:p text:style-name="Table">Table <text:sequence text:ref-name="refTable2" text:name="Table" text:formula="ooow:Table+1" style:num-format="1">1.3</text:sequence>: LCD Port A Connection </text:p>
      <text:p text:style-name="Text_20_body"><text:s text:c="3"/></text:p>
      <table:table table:name="OtherLCDConnections" table:style-name="OtherLCDConnections">
        <table:table-column table:style-name="OtherLCDConnections.A"/>
        <table:table-column table:style-name="OtherLCDConnections.B"/>
        <table:table-row>
          <table:table-cell table:style-name="OtherLCDConnections.A1" office:value-type="string">
            <text:p text:style-name="Text_20_body">Pins 1 &amp; 5 </text:p>
          </table:table-cell>
          <table:table-cell table:style-name="OtherLCDConnections.B1" office:value-type="string">
            <text:p text:style-name="Text_20_body">should be 0V on the LCD module</text:p>
          </table:table-cell>
        </table:table-row>
        <table:table-row>
          <table:table-cell table:style-name="OtherLCDConnections.A2" office:value-type="string">
            <text:p text:style-name="Text_20_body">Pin 5 </text:p>
          </table:table-cell>
          <table:table-cell table:style-name="OtherLCDConnections.B2" office:value-type="string">
            <text:p text:style-name="Text_20_body">is R/W and we only use W so ground it</text:p>
          </table:table-cell>
        </table:table-row>
        <table:table-row>
          <table:table-cell table:style-name="OtherLCDConnections.A2" office:value-type="string">
            <text:p text:style-name="Text_20_body">Pin 3</text:p>
          </table:table-cell>
          <table:table-cell table:style-name="OtherLCDConnections.B2" office:value-type="string">
            <text:p text:style-name="Text_20_body"><text:s/>should go to ground thru a 1K resistor</text:p>
          </table:table-cell>
        </table:table-row>
        <table:table-row>
          <table:table-cell table:style-name="OtherLCDConnections.A2" office:value-type="string">
            <text:p text:style-name="Text_20_body">Pin 15 </text:p>
          </table:table-cell>
          <table:table-cell table:style-name="OtherLCDConnections.B2" office:value-type="string">
            <text:p text:style-name="Text_20_body">is the positive side of the back light LED and can be connected to +5</text:p>
          </table:table-cell>
        </table:table-row>
        <table:table-row>
          <table:table-cell table:style-name="OtherLCDConnections.A2" office:value-type="string">
            <text:p text:style-name="Text_20_body">Pin 16</text:p>
          </table:table-cell>
          <table:table-cell table:style-name="OtherLCDConnections.B2" office:value-type="string">
            <text:p text:style-name="Text_20_body">is the ground side of the back light LED, and should go to ground thru a 100 OHM or higher resistor. You could also hook up a PWM signal here <text:s/>thru a transistor for variable back light. (note: The resistor can be on either side of the LED. You MUST have a resistor)</text:p>
          </table:table-cell>
        </table:table-row>
      </table:table>
      <text:p text:style-name="Table">Table <text:sequence text:ref-name="refTable3" text:name="Table" text:formula="ooow:Table+1" style:num-format="1">1.4</text:sequence>: Other LCD Connections on the LCD connector (see devices documentation)</text:p>
      <text:p text:style-name="Text_20_body"><text:s/></text:p>
      <text:h text:style-name="Heading_20_3" text:outline-level="3"><text:s text:c="2"/>LCDInit() </text:h>
      <table:table table:name="LCDINit" table:style-name="LCDINit">
        <table:table-column table:style-name="LCDINit.A" table:number-columns-repeated="2"/>
        <table:table-column table:style-name="LCDINit.C"/>
        <table:table-column table:style-name="LCDINit.D"/>
        <table:table-row table:style-name="LCDINit.1">
          <table:table-cell table:style-name="LCDINit.A1" office:value-type="string">
            <text:p text:style-name="Table_20_Contents"/>
          </table:table-cell>
          <table:table-cell table:style-name="LCDINit.B1" table:number-columns-spanned="3" office:value-type="string">
            <text:p text:style-name="P5">void LCDInit(int width)</text:p>
          </table:table-cell>
          <table:covered-table-cell/>
          <table:covered-table-cell/>
        </table:table-row>
        <table:table-row table:style-name="LCDINit.1">
          <table:table-cell table:style-name="LCDINit.A2" office:value-type="string">
            <text:p text:style-name="Standard"/>
          </table:table-cell>
          <table:table-cell table:style-name="LCDINit.B2" office:value-type="string">
            <text:p text:style-name="Standard">int width</text:p>
          </table:table-cell>
          <table:table-cell table:style-name="LCDINit.B2" office:value-type="string">
            <text:p text:style-name="Table_20_Contents">The width of each line in the LCD.</text:p>
          </table:table-cell>
          <table:table-cell table:style-name="LCDINit.D2" office:value-type="string">
            <text:p text:style-name="Table_20_Contents"/>
          </table:table-cell>
        </table:table-row>
      </table:table>
      <text:p text:style-name="Text_20_body">This initializes the ports and sets the width. Setting the width will allow the code the clear a line first.</text:p>
      <text:p text:style-name="Text_20_body"/>
      <text:h text:style-name="Heading_20_3" text:outline-level="3"><text:s text:c="2"/>LCDGetWidth()</text:h>
      <table:table table:name="LCDGetWidth" table:style-name="LCDGetWidth">
        <table:table-column table:style-name="LCDGetWidth.A" table:number-columns-repeated="2"/>
        <table:table-column table:style-name="LCDGetWidth.C"/>
        <table:table-column table:style-name="LCDGetWidth.D"/>
        <table:table-row table:style-name="LCDGetWidth.1">
          <table:table-cell table:style-name="LCDGetWidth.A1" office:value-type="string">
            <text:p text:style-name="Table_20_Contents"/>
          </table:table-cell>
          <table:table-cell table:style-name="LCDGetWidth.B1" table:number-columns-spanned="3" office:value-type="string">
            <text:p text:style-name="P5">int LCDGetWidth(void)</text:p>
          </table:table-cell>
          <table:covered-table-cell/>
          <table:covered-table-cell/>
        </table:table-row>
        <table:table-row table:style-name="LCDGetWidth.1">
          <table:table-cell table:style-name="LCDGetWidth.A2" office:value-type="string">
            <text:p text:style-name="Table_20_Contents"/>
          </table:table-cell>
          <table:table-cell table:style-name="LCDGetWidth.B2" office:value-type="string">
            <text:p text:style-name="Table_20_Contents">Returns:</text:p>
          </table:table-cell>
          <table:table-cell table:style-name="LCDGetWidth.B2" office:value-type="string">
            <text:p text:style-name="Table_20_Contents">The width that was set.</text:p>
          </table:table-cell>
          <table:table-cell table:style-name="LCDGetWidth.D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Heading_20_3" text:outline-level="3"><text:s text:c="2"/>LCDWriteLine()</text:h>
      <table:table table:name="LCDWriteLine" table:style-name="LCDWriteLine">
        <table:table-column table:style-name="LCDWriteLine.A" table:number-columns-repeated="2"/>
        <table:table-column table:style-name="LCDWriteLine.C"/>
        <table:table-column table:style-name="LCDWriteLine.D"/>
        <table:table-row>
          <table:table-cell table:style-name="LCDWriteLine.A1" office:value-type="string">
            <text:p text:style-name="Table_20_Contents"/>
          </table:table-cell>
          <table:table-cell table:style-name="LCDWriteLine.B1" table:number-columns-spanned="3" office:value-type="string">
            <text:p text:style-name="P5">void LCDWriteLine(char* string, byte line)</text:p>
          </table:table-cell>
          <table:covered-table-cell/>
          <table:covered-table-cell/>
        </table:table-row>
        <table:table-row>
          <table:table-cell table:style-name="LCDWriteLine.A2" office:value-type="string">
            <text:p text:style-name="Standard"/>
          </table:table-cell>
          <table:table-cell table:style-name="LCDWriteLine.B2" office:value-type="string">
            <text:p text:style-name="Standard">char* string</text:p>
          </table:table-cell>
          <table:table-cell table:style-name="LCDWriteLine.B2" office:value-type="string">
            <text:p text:style-name="Table_20_Contents">Pointer to data buffer.</text:p>
          </table:table-cell>
          <table:table-cell table:style-name="LCDWriteLine.D2" office:value-type="string">
            <text:p text:style-name="Table_20_Contents"/>
          </table:table-cell>
        </table:table-row>
        <table:table-row>
          <table:table-cell table:style-name="LCDWriteLine.A3" office:value-type="string">
            <text:p text:style-name="Standard"/>
          </table:table-cell>
          <table:table-cell table:style-name="LCDWriteLine.B3" office:value-type="string">
            <text:p text:style-name="Standard">byte line</text:p>
          </table:table-cell>
          <table:table-cell table:style-name="LCDWriteLine.B3" office:value-type="string">
            <text:p text:style-name="P2">Which line to write it to – up tp 4 lines.</text:p>
          </table:table-cell>
          <table:table-cell table:style-name="LCDWriteLine.D3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 text:c="2"/>Keypad</text:h>
      <text:p text:style-name="Standard">These API's support the Firbird32 standard keypad that connects to J5 on the main board.</text:p>
      <text:p text:style-name="Standard"/>
      <text:p text:style-name="Standard">The standard keyboard is wired like this to Port D:</text:p>
      <text:p text:style-name="Standard"/>
      <table:table table:name="KeyBoardConnection" table:style-name="KeyBoardConnection">
        <table:table-column table:style-name="KeyBoardConnection.A"/>
        <table:table-column table:style-name="KeyBoardConnection.B" table:number-columns-repeated="4"/>
        <table:table-row table:style-name="KeyBoardConnection.1">
          <table:table-cell table:style-name="KeyBoardConnection.A1" office:value-type="string">
            <text:p text:style-name="P7">MCU PIN</text:p>
          </table:table-cell>
          <table:table-cell table:style-name="KeyBoardConnection.B1" office:value-type="string">
            <text:p text:style-name="P6">Col. 1 PTD0</text:p>
          </table:table-cell>
          <table:table-cell table:style-name="KeyBoardConnection.B1" office:value-type="string">
            <text:p text:style-name="P6">Col. 2 PTD1</text:p>
          </table:table-cell>
          <table:table-cell table:style-name="KeyBoardConnection.B1" office:value-type="string">
            <text:p text:style-name="P6">Col. 3 PTD2</text:p>
          </table:table-cell>
          <table:table-cell table:style-name="KeyBoardConnection.E1" office:value-type="string">
            <text:p text:style-name="P6">Col. 4 PTD3</text:p>
          </table:table-cell>
        </table:table-row>
        <table:table-row table:style-name="KeyBoardConnection.1">
          <table:table-cell table:style-name="KeyBoardConnection.A2" office:value-type="string">
            <text:p text:style-name="P6">Row 1 PTD4</text:p>
          </table:table-cell>
          <table:table-cell table:style-name="KeyBoardConnection.B2" office:value-type="float" office:value="1">
            <text:p text:style-name="P8">1</text:p>
          </table:table-cell>
          <table:table-cell table:style-name="KeyBoardConnection.B2" office:value-type="float" office:value="2">
            <text:p text:style-name="P8">2</text:p>
          </table:table-cell>
          <table:table-cell table:style-name="KeyBoardConnection.B2" office:value-type="float" office:value="3">
            <text:p text:style-name="P8">3</text:p>
          </table:table-cell>
          <table:table-cell table:style-name="KeyBoardConnection.E2" office:value-type="string">
            <text:p text:style-name="P8">A</text:p>
          </table:table-cell>
        </table:table-row>
        <table:table-row table:style-name="KeyBoardConnection.1">
          <table:table-cell table:style-name="KeyBoardConnection.A2" office:value-type="string">
            <text:p text:style-name="P6">Row 2 PTD5</text:p>
          </table:table-cell>
          <table:table-cell table:style-name="KeyBoardConnection.B2" office:value-type="float" office:value="4">
            <text:p text:style-name="P8">4</text:p>
          </table:table-cell>
          <table:table-cell table:style-name="KeyBoardConnection.B2" office:value-type="float" office:value="5">
            <text:p text:style-name="P8">5</text:p>
          </table:table-cell>
          <table:table-cell table:style-name="KeyBoardConnection.B2" office:value-type="float" office:value="6">
            <text:p text:style-name="P8">6</text:p>
          </table:table-cell>
          <table:table-cell table:style-name="KeyBoardConnection.E2" office:value-type="string">
            <text:p text:style-name="P8">B</text:p>
          </table:table-cell>
        </table:table-row>
        <table:table-row table:style-name="KeyBoardConnection.1">
          <table:table-cell table:style-name="KeyBoardConnection.A2" office:value-type="string">
            <text:p text:style-name="P6">Row 3 PTD6</text:p>
          </table:table-cell>
          <table:table-cell table:style-name="KeyBoardConnection.B2" office:value-type="float" office:value="7">
            <text:p text:style-name="P8">7</text:p>
          </table:table-cell>
          <table:table-cell table:style-name="KeyBoardConnection.B2" office:value-type="float" office:value="8">
            <text:p text:style-name="P8">8</text:p>
          </table:table-cell>
          <table:table-cell table:style-name="KeyBoardConnection.B2" office:value-type="float" office:value="9">
            <text:p text:style-name="P8">9</text:p>
          </table:table-cell>
          <table:table-cell table:style-name="KeyBoardConnection.E2" office:value-type="string">
            <text:p text:style-name="P8">C</text:p>
          </table:table-cell>
        </table:table-row>
        <table:table-row table:style-name="KeyBoardConnection.1">
          <table:table-cell table:style-name="KeyBoardConnection.A2" office:value-type="string">
            <text:p text:style-name="P6">Row 4 PTD7</text:p>
          </table:table-cell>
          <table:table-cell table:style-name="KeyBoardConnection.A2" office:value-type="string">
            <text:p text:style-name="P8">*</text:p>
          </table:table-cell>
          <table:table-cell table:style-name="KeyBoardConnection.B2" office:value-type="float" office:value="0">
            <text:p text:style-name="P8">0</text:p>
          </table:table-cell>
          <table:table-cell table:style-name="KeyBoardConnection.A2" office:value-type="string">
            <text:p text:style-name="P8">#</text:p>
          </table:table-cell>
          <table:table-cell table:style-name="KeyBoardConnection.E2" office:value-type="string">
            <text:p text:style-name="P8">D</text:p>
          </table:table-cell>
        </table:table-row>
      </table:table>
      <text:p text:style-name="Table">Table <text:sequence text:ref-name="refTable4" text:name="Table" text:formula="ooow:Table+1" style:num-format="1">1.5</text:sequence>: Keyboard Connections</text:p>
      <text:p text:style-name="Standard"/>
      <text:h text:style-name="Heading_20_3" text:outline-level="3"><text:s text:c="2"/>KPADInit()</text:h>
      <table:table table:name="KBRDInit" table:style-name="KBRDInit">
        <table:table-column table:style-name="KBRDInit.A"/>
        <table:table-column table:style-name="KBRDInit.B"/>
        <table:table-column table:style-name="KBRDInit.C"/>
        <table:table-column table:style-name="KBRDInit.D"/>
        <table:table-row table:style-name="KBRDInit.1">
          <table:table-cell table:style-name="KBRDInit.A1" office:value-type="string">
            <text:p text:style-name="Table_20_Contents"/>
          </table:table-cell>
          <table:table-cell table:style-name="KBRDInit.B1" table:number-columns-spanned="3" office:value-type="string">
            <text:p text:style-name="P5">void KBRDInit(void)</text:p>
          </table:table-cell>
          <table:covered-table-cell/>
          <table:covered-table-cell/>
        </table:table-row>
        <table:table-row table:style-name="KBRDInit.1">
          <table:table-cell table:style-name="KBRDInit.A2" office:value-type="string">
            <text:p text:style-name="Table_20_Contents"/>
          </table:table-cell>
          <table:table-cell table:style-name="KBRDInit.B2" office:value-type="string">
            <text:p text:style-name="Table_20_Contents">Returns: Nothing</text:p>
          </table:table-cell>
          <table:table-cell table:style-name="KBRDInit.B2" office:value-type="string">
            <text:p text:style-name="Table_20_Contents"/>
          </table:table-cell>
          <table:table-cell table:style-name="KBRDInit.D2" office:value-type="string">
            <text:p text:style-name="Table_20_Contents"/>
          </table:table-cell>
        </table:table-row>
      </table:table>
      <text:p text:style-name="Standard"/>
      <text:p text:style-name="Standard">This should be called before using the keyboard. It initializes port D and sets up a polling routine.</text:p>
      <text:p text:style-name="Standard"><text:s text:c="2"/></text:p>
      <text:h text:style-name="Heading_20_3" text:outline-level="3"><text:s text:c="2"/>KPADReadChar()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B1" table:number-columns-spanned="3" office:value-type="string">
            <text:p text:style-name="P5">byte KBRDReadChar(void)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>Returns: key if one is waiting or KBRD_NOCHAR </text:p>
          </table:table-cell>
          <table:table-cell table:style-name="Table3.B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>There is no buffer, so the keypad should be polled often.</text:p>
      <text:p text:style-name="Standard"/>
      <text:p text:style-name="Standard"/>
      <text:p text:style-name="Example"/>
      <text:p text:style-name="Example">// Echo the keypad to the LCD.</text:p>
      <text:p text:style-name="Example">setup()</text:p>
      <text:p text:style-name="Example">{</text:p>
      <text:p text:style-name="Example"><text:s text:c="3"/>LCDInit(8,2);</text:p>
      <text:p text:style-name="Example"><text:s text:c="3"/>KPADInit();</text:p>
      <text:p text:style-name="Example">}</text:p>
      <text:p text:style-name="Example"/>
      <text:p text:style-name="Example"/>
      <text:p text:style-name="Example">void loop(void)</text:p>
      <text:p text:style-name="Example">{</text:p>
      <text:p text:style-name="Example"><text:s text:c="2"/>char c;</text:p>
      <text:p text:style-name="Example"><text:s text:c="2"/>static char lcd_msg[8];</text:p>
      <text:p text:style-name="Example"><text:s text:c="2"/>static byte lcd_index = 0;</text:p>
      <text:p text:style-name="Example"><text:s text:c="2"/></text:p>
      <text:p text:style-name="Example"><text:s text:c="2"/>// Echo the keypad to the LCD</text:p>
      <text:p text:style-name="Example"><text:s text:c="2"/>// Poll the keypad....</text:p>
      <text:p text:style-name="Example"><text:s text:c="2"/>if(KPAD_NOCHAR != (c = KPADReadChar()))</text:p>
      <text:p text:style-name="Example"><text:s text:c="3"/>{</text:p>
      <text:p text:style-name="Example"><text:s text:c="6"/>LCDClear();</text:p>
      <text:p text:style-name="Example"><text:tab/>// If there less than 8 chars, then add this one</text:p>
      <text:p text:style-name="Example"><text:s text:c="6"/>if( lcd_index &lt; sizeof(lcd_msg) - 1)</text:p>
      <text:p text:style-name="Example"><text:tab/>{<text:tab/></text:p>
      <text:p text:style-name="Example"><text:s text:c="8"/>lcd_msg[lcd_index++] = c;</text:p>
      <text:p text:style-name="Example"><text:tab/>}</text:p>
      <text:p text:style-name="Example"><text:s text:c="6"/>else</text:p>
      <text:p text:style-name="Example"><text:s text:c="6"/>{</text:p>
      <text:p text:style-name="Example"><text:tab/> <text:s/>// Start over with a new line.</text:p>
      <text:p text:style-name="Example"><text:s text:c="8"/>lcd_index = 0;</text:p>
      <text:p text:style-name="Example"><text:s text:c="8"/>lcd_msg[lcd_index++] = c;</text:p>
      <text:p text:style-name="Example"><text:s text:c="6"/>}</text:p>
      <text:p text:style-name="Example"><text:s text:c="6"/>lcd_msg[lcd_index] = 0;</text:p>
      <text:p text:style-name="Example"><text:s text:c="6"/>LCDWriteLine(lcd_msg, 0);</text:p>
      <text:p text:style-name="Example"><text:s text:c="12"/></text:p>
      <text:p text:style-name="Example"><text:s text:c="4"/>}</text:p>
      <text:p text:style-name="Example"/>
      <text:p text:style-name="Example">}</text:p>
      <text:h text:style-name="Heading_20_2" text:outline-level="2"><text:s/>Console printf Support</text:h>
      <text:p text:style-name="Text_20_body">The printf function <text:s/>can be directed to either serial port, the LCD, the debug console or any combination of them. There are various CONFIG.H setting and the device must be initialized.</text:p>
      <text:p text:style-name="Text_20_body"/>
      <text:p text:style-name="P9"><text:span text:style-name="T7">void</text:span><text:span text:style-name="T1"> </text:span><text:span text:style-name="T3">SetActiveConsole</text:span><text:span text:style-name="T1">(</text:span><text:span text:style-name="T7">int</text:span><text:span text:style-name="T1"> cons);</text:span></text:p>
      <text:p text:style-name="Text_20_body"/>
      <text:h text:style-name="Heading_20_2" text:outline-level="2">Speaker Support</text:h>
      <text:p text:style-name="Text_20_body">The Firebird32 and Nano32 both have speakers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2" svg:font-family="'Courier New'" style:font-family-generic="modern" style:font-pitch="fixed"/>
    <style:font-face style:name="Courier New1" svg:font-family="'Courier New'" style:font-adornments="Bold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reak-before="page"/>
      <style:text-properties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701in" fo:margin-bottom="0.2in" fo:keep-together="always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DE_20_LISTING" style:display-name="CODE LISTING" style:family="paragraph" style:parent-style-name="Standard" style:class="text">
      <style:paragraph-properties fo:text-align="start" style:justify-single-word="false"/>
      <style:text-properties style:font-name="Courier New" fo:font-size="9pt" fo:font-weight="normal"/>
    </style:style>
    <style:style style:name="CODE_20_LISTING_20_LARGE" style:display-name="CODE LISTING LARGE" style:family="paragraph" style:parent-style-name="CODE_20_LISTING" style:class="text">
      <style:text-properties fo:font-size="12pt"/>
    </style:style>
    <style:style style:name="Example" style:family="paragraph" style:parent-style-name="CODE_20_LISTING" style:list-style-name="" style:class="text" style:master-page-name="">
      <style:paragraph-properties fo:keep-together="always" style:page-number="auto" fo:padding="0.0201in" fo:border="0.0138in solid #000000" style:shadow="none" fo:keep-with-next="always"/>
    </style:style>
    <style:style style:name="Example_20_Numbered" style:display-name="Example Numbered" style:family="paragraph" style:parent-style-name="Example" style:list-style-name="Numbering_20_1">
      <style:paragraph-properties text:number-lines="false" text:line-number="1"/>
    </style:style>
    <style:style style:name="Caption_20_in_20_TOC" style:display-name="Caption in TOC" style:family="paragraph" style:parent-style-name="Caption" style:next-style-name="Standard" style:list-style-name="Numbering_20_1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Example_20_Frame_20_Contents" style:display-name="Example Frame Contents" style:family="paragraph" style:parent-style-name="CODE_20_LISTING"/>
    <style:style style:name="CODE_20_LISTING_20_LARGE_20_BOLD" style:display-name="CODE LISTING LARGE BOLD" style:family="paragraph" style:parent-style-name="CODE_20_LISTING_20_LARGE" style:default-outline-level="" style:list-style-name="" style:class="text">
      <style:paragraph-properties fo:text-align="start" style:justify-single-word="false"/>
      <style:text-properties style:font-name="Courier New1" fo:font-size="12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ListLetterd" style:family="paragraph" style:parent-style-name="List" style:class="list" style:master-page-name="">
      <style:paragraph-properties style:page-number="auto"/>
    </style:style>
    <style:style style:name="AppendexHeading" style:family="paragraph" style:parent-style-name="Heading" style:list-style-name="Lettered_20_1" style:class="text" style:master-page-name="">
      <style:paragraph-properties fo:text-align="center" style:justify-single-word="false" style:page-number="auto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lename" style:family="text">
      <style:text-properties style:font-name="Courier New" fo:font-size="12pt" fo:font-weight="normal" style:font-name-asian="Microsoft YaHei" style:font-size-asian="115%" style:font-weight-asian="bold" style:font-name-complex="Mangal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style:style style:name="ExampleFrame" style:family="graphic" style:parent-style-name="Frame">
      <style:graphic-properties svg:width="6.2327in" style:rel-width="90%" fo:min-height="0.1402in" text:anchor-type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ettered_20_1" style:display-name="Lettered 1">
      <text:list-level-style-number text:level="1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0T08:32:20.38</meta:creation-date>
    <dc:title>Techref</dc:title>
    <meta:editing-duration>P7DT19H40M26S</meta:editing-duration>
    <meta:editing-cycles>20</meta:editing-cycles>
    <meta:generator>OpenOffice.org/3.3$Win32 OpenOffice.org_project/330m20$Build-9567</meta:generator>
    <dc:date>2011-05-28T18:19:14.39</dc:date>
    <meta:document-statistic meta:table-count="25" meta:image-count="0" meta:object-count="0" meta:page-count="28" meta:paragraph-count="302" meta:word-count="1383" meta:character-count="8595"/>
    <meta:template xlink:type="simple" xlink:actuate="onRequest" xlink:title="Techref" xlink:href="file:///C:/Users/jdonelson/AppData/Roaming/OpenOffice.org/3/user/template/Techref.ott" meta:date="2011-04-07T18:11:24.71"/>
  </office:meta>
</office:document-meta>
</file>